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1" style:family="table" style:master-page-name="First_20_Page">
      <style:table-properties style:width="15.311cm" style:page-number="auto" table:align="center" style:writing-mode="lr-tb"/>
    </style:style>
    <style:style style:name="Tabla1.A" style:family="table-column">
      <style:table-column-properties style:column-width="15.31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259cm" fo:margin-left="-0.011cm" table:align="left" style:writing-mode="lr-tb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11.991cm"/>
    </style:style>
    <style:style style:name="Tabla2.1" style:family="table-row">
      <style:table-row-properties style:min-row-height="0.683cm" fo:keep-together="auto"/>
    </style:style>
    <style:style style:name="Tabla2.A1" style:family="table-cell">
      <style:table-cell-properties style:vertical-align="middle" fo:background-color="#dbe5f1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123cm" fo:padding-right="0.123cm" fo:padding-top="0cm" fo:padding-bottom="0cm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15.072cm" fo:margin-left="0.06cm" table:align="left" style:writing-mode="lr-tb"/>
    </style:style>
    <style:style style:name="Tabla3.A" style:family="table-column">
      <style:table-column-properties style:column-width="15.072cm"/>
    </style:style>
    <style:style style:name="Tabla3.1" style:family="table-row">
      <style:table-row-properties style:min-row-height="0.517cm" fo:keep-together="auto"/>
    </style:style>
    <style:style style:name="Tabla3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4.28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" style:family="table">
      <style:table-properties style:width="15.157cm" fo:margin-left="0cm" table:align="left" style:writing-mode="lr-tb"/>
    </style:style>
    <style:style style:name="Tabla4.A" style:family="table-column">
      <style:table-column-properties style:column-width="2.427cm"/>
    </style:style>
    <style:style style:name="Tabla4.B" style:family="table-column">
      <style:table-column-properties style:column-width="0.669cm"/>
    </style:style>
    <style:style style:name="Tabla4.C" style:family="table-column">
      <style:table-column-properties style:column-width="2.101cm"/>
    </style:style>
    <style:style style:name="Tabla4.D" style:family="table-column">
      <style:table-column-properties style:column-width="3.641cm"/>
    </style:style>
    <style:style style:name="Tabla4.E" style:family="table-column">
      <style:table-column-properties style:column-width="1.933cm"/>
    </style:style>
    <style:style style:name="Tabla4.F" style:family="table-column">
      <style:table-column-properties style:column-width="1.136cm"/>
    </style:style>
    <style:style style:name="Tabla4.G" style:family="table-column">
      <style:table-column-properties style:column-width="3.251cm"/>
    </style:style>
    <style:style style:name="Tabla4.1" style:family="table-row">
      <style:table-row-properties style:min-row-height="0.517cm" fo:keep-together="auto"/>
    </style:style>
    <style:style style:name="Tabla4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3" style:family="table-row">
      <style:table-row-properties fo:keep-together="auto"/>
    </style:style>
    <style:style style:name="Tabla4.A3" style:family="table-cell">
      <style:table-cell-properties style:vertical-align="middle" fo:background-color="#95b3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4" style:family="table-row">
      <style:table-row-properties fo:keep-together="auto"/>
    </style:style>
    <style:style style:name="Tabla4.A4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5" style:family="table-row">
      <style:table-row-properties fo:keep-together="auto"/>
    </style:style>
    <style:style style:name="Tabla4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6" style:family="table-row">
      <style:table-row-properties fo:keep-together="auto"/>
    </style:style>
    <style:style style:name="Tabla4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7" style:family="table-row">
      <style:table-row-properties fo:keep-together="auto"/>
    </style:style>
    <style:style style:name="Tabla4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8" style:family="table-row">
      <style:table-row-properties fo:keep-together="auto"/>
    </style:style>
    <style:style style:name="Tabla4.A8" style:family="table-cell">
      <style:table-cell-properties style:vertical-align="middle" fo:background-color="#8db3e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9" style:family="table-row">
      <style:table-row-properties fo:keep-together="auto"/>
    </style:style>
    <style:style style:name="Tabla4.A9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G9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10" style:family="table-row">
      <style:table-row-properties fo:keep-together="auto"/>
    </style:style>
    <style:style style:name="Tabla4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1" style:family="table-row">
      <style:table-row-properties fo:keep-together="auto"/>
    </style:style>
    <style:style style:name="Tabla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2" style:family="table-row">
      <style:table-row-properties fo:keep-together="auto"/>
    </style:style>
    <style:style style:name="Tabla4.13" style:family="table-row">
      <style:table-row-properties fo:keep-together="auto"/>
    </style:style>
    <style:style style:name="Tabla4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4" style:family="table-row">
      <style:table-row-properties fo:keep-together="auto"/>
    </style:style>
    <style:style style:name="Tabla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5" style:family="table-row">
      <style:table-row-properties fo:keep-together="auto"/>
    </style:style>
    <style:style style:name="Tabla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6" style:family="table-row">
      <style:table-row-properties fo:keep-together="auto"/>
    </style:style>
    <style:style style:name="Tabla4.17" style:family="table-row">
      <style:table-row-properties fo:keep-together="auto"/>
    </style:style>
    <style:style style:name="Tabla4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18" style:family="table-row">
      <style:table-row-properties fo:keep-together="auto"/>
    </style:style>
    <style:style style:name="Tabla4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19" style:family="table-row">
      <style:table-row-properties fo:keep-together="auto"/>
    </style:style>
    <style:style style:name="Tabla4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20" style:family="table-row">
      <style:table-row-properties fo:keep-together="auto"/>
    </style:style>
    <style:style style:name="Tabla4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21" style:family="table-row">
      <style:table-row-properties fo:keep-together="auto"/>
    </style:style>
    <style:style style:name="Tabla4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22" style:family="table-row">
      <style:table-row-properties fo:keep-together="auto"/>
    </style:style>
    <style:style style:name="Tabla4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23" style:family="table-row">
      <style:table-row-properties fo:keep-together="auto"/>
    </style:style>
    <style:style style:name="Tabla4.24" style:family="table-row">
      <style:table-row-properties fo:keep-together="auto"/>
    </style:style>
    <style:style style:name="Tabla4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5" style:family="table-row">
      <style:table-row-properties fo:keep-together="auto"/>
    </style:style>
    <style:style style:name="Tabla4.A25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4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072cm" fo:margin-left="0.06cm" table:align="left" style:writing-mode="lr-tb"/>
    </style:style>
    <style:style style:name="Tabla5.A" style:family="table-column">
      <style:table-column-properties style:column-width="15.072cm"/>
    </style:style>
    <style:style style:name="Tabla5.1" style:family="table-row">
      <style:table-row-properties style:min-row-height="0.517cm" fo:keep-together="auto"/>
    </style:style>
    <style:style style:name="Tabla5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13.882cm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5.072cm" fo:margin-left="0.06cm" table:align="left" style:writing-mode="lr-tb"/>
    </style:style>
    <style:style style:name="Tabla6.A" style:family="table-column">
      <style:table-column-properties style:column-width="15.072cm"/>
    </style:style>
    <style:style style:name="Tabla6.1" style:family="table-row">
      <style:table-row-properties style:min-row-height="0.517cm" fo:keep-together="auto"/>
    </style:style>
    <style:style style:name="Tabla6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4.281cm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name="Cambria" fo:font-size="10pt" fo:language="es" fo:country="ES" fo:font-style="italic" officeooo:rsid="000303d5" officeooo:paragraph-rsid="000303d5" style:font-name-asian="Times New Roman" style:font-size-asian="10pt" style:language-asian="es" style:country-asian="ES" style:font-style-asian="italic" style:font-size-complex="10pt" style:font-style-complex="italic"/>
    </style:style>
    <style:style style:name="P2" style:family="paragraph" style:parent-style-name="Standard">
      <style:text-properties style:font-name="Cambria" fo:font-size="10pt" fo:language="es" fo:country="ES" fo:font-style="italic" officeooo:rsid="000719d8" officeooo:paragraph-rsid="000719d8" style:font-name-asian="Times New Roman" style:font-size-asian="10pt" style:language-asian="es" style:country-asian="ES" style:font-style-asian="italic" style:font-size-complex="10pt" style:font-style-complex="italic"/>
    </style:style>
    <style:style style:name="P3" style:family="paragraph" style:parent-style-name="Standard">
      <style:text-properties style:font-name="Cambria" fo:font-size="10pt" fo:language="es" fo:country="ES" fo:font-style="italic" officeooo:rsid="000719d8" officeooo:paragraph-rsid="0008ce2f" style:font-name-asian="Times New Roman" style:font-size-asian="10pt" style:language-asian="es" style:country-asian="ES" style:font-style-asian="italic" style:font-size-complex="10pt" style:font-style-complex="italic"/>
    </style:style>
    <style:style style:name="P4" style:family="paragraph" style:parent-style-name="Standard">
      <style:text-properties style:font-name="Cambria" fo:font-size="10pt" fo:language="es" fo:country="ES" fo:font-style="italic" officeooo:rsid="0008ce2f" officeooo:paragraph-rsid="0008ce2f" style:font-name-asian="Times New Roman" style:font-size-asian="10pt" style:language-asian="es" style:country-asian="ES" style:font-style-asian="italic" style:font-size-complex="10pt" style:font-style-complex="italic"/>
    </style:style>
    <style:style style:name="P5" style:family="paragraph" style:parent-style-name="Standard">
      <style:text-properties style:font-name="Cambria" fo:font-size="10pt" fo:language="es" fo:country="ES" fo:font-style="italic" officeooo:rsid="0008ce2f" officeooo:paragraph-rsid="000d5855" style:font-name-asian="Times New Roman" style:font-size-asian="10pt" style:language-asian="es" style:country-asian="ES" style:font-style-asian="italic" style:font-size-complex="10pt" style:font-style-complex="italic"/>
    </style:style>
    <style:style style:name="P6" style:family="paragraph" style:parent-style-name="Standard">
      <style:text-properties style:font-name="Cambria" fo:font-size="10pt" fo:language="es" fo:country="ES" fo:font-style="italic" officeooo:rsid="000a8ab5" officeooo:paragraph-rsid="001602b8" style:font-name-asian="Times New Roman" style:font-size-asian="10pt" style:language-asian="es" style:country-asian="ES" style:font-style-asian="italic" style:font-size-complex="10pt" style:font-style-complex="italic"/>
    </style:style>
    <style:style style:name="P7" style:family="paragraph" style:parent-style-name="Standard">
      <style:text-properties style:font-name="Cambria" fo:font-size="10pt" fo:language="es" fo:country="ES" fo:font-style="italic" officeooo:rsid="000a8ab5" officeooo:paragraph-rsid="000a8ab5" style:font-name-asian="Times New Roman" style:font-size-asian="10pt" style:language-asian="es" style:country-asian="ES" style:font-style-asian="italic" style:font-size-complex="10pt" style:font-style-complex="italic"/>
    </style:style>
    <style:style style:name="P8" style:family="paragraph" style:parent-style-name="Standard">
      <style:text-properties style:font-name="Cambria" fo:font-size="10pt" fo:language="es" fo:country="ES" fo:font-style="italic" officeooo:rsid="000a8ab5" officeooo:paragraph-rsid="000d5855" style:font-name-asian="Times New Roman" style:font-size-asian="10pt" style:language-asian="es" style:country-asian="ES" style:font-style-asian="italic" style:font-size-complex="10pt" style:font-style-complex="italic"/>
    </style:style>
    <style:style style:name="P9" style:family="paragraph" style:parent-style-name="Standard">
      <style:text-properties style:font-name="Cambria" fo:font-size="10pt" fo:language="es" fo:country="ES" fo:font-style="italic" style:font-name-asian="Times New Roman" style:font-size-asian="10pt" style:language-asian="es" style:country-asian="ES" style:font-style-asian="italic" style:font-size-complex="10pt" style:font-style-complex="italic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Standard">
      <style:text-properties fo:font-size="10pt" style:font-size-asian="10pt"/>
    </style:style>
    <style:style style:name="P12" style:family="paragraph" style:parent-style-name="Standard">
      <style:paragraph-properties style:snap-to-layout-grid="false"/>
      <style:text-properties fo:font-size="10pt" style:font-size-asian="10pt"/>
    </style:style>
    <style:style style:name="P13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14" style:family="paragraph" style:parent-style-name="Standard">
      <style:text-properties fo:font-size="10pt" fo:language="es" fo:country="ES" officeooo:paragraph-rsid="000719d8" style:font-name-asian="Times New Roman" style:font-size-asian="10pt" style:language-asian="es" style:country-asian="ES" style:font-size-complex="10pt"/>
    </style:style>
    <style:style style:name="P15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P16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7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8" style:family="paragraph" style:parent-style-name="Standard">
      <style:paragraph-properties style:snap-to-layout-grid="false"/>
      <style:text-properties style:font-name="Cambria" fo:font-size="10pt" fo:language="es" fo:country="ES" officeooo:rsid="000303d5" officeooo:paragraph-rsid="000303d5" style:font-name-asian="Times New Roman" style:font-size-asian="10pt" style:language-asian="es" style:country-asian="ES" style:font-size-complex="10pt"/>
    </style:style>
    <style:style style:name="P19" style:family="paragraph" style:parent-style-name="Standard">
      <style:text-properties style:font-name="Cambria" fo:font-size="10pt" fo:language="es" fo:country="ES" officeooo:paragraph-rsid="000303d5" style:font-name-asian="Times New Roman" style:font-size-asian="10pt" style:language-asian="es" style:country-asian="ES" style:font-size-complex="10pt"/>
    </style:style>
    <style:style style:name="P20" style:family="paragraph" style:parent-style-name="Standard">
      <style:text-properties style:font-name="Cambria" fo:font-size="10pt" fo:language="es" fo:country="ES" officeooo:paragraph-rsid="000d5855" style:font-name-asian="Times New Roman" style:font-size-asian="10pt" style:language-asian="es" style:country-asian="ES" style:font-size-complex="10pt"/>
    </style:style>
    <style:style style:name="P21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22" style:family="paragraph" style:parent-style-name="Standard">
      <style:text-properties style:font-name="Cambria" fo:font-size="10pt" fo:language="es" fo:country="ES" fo:font-style="italic" style:font-name-asian="Times New Roman" style:font-size-asian="10pt" style:language-asian="es" style:country-asian="ES" style:font-style-asian="italic" style:font-size-complex="10pt" style:font-style-complex="italic"/>
    </style:style>
    <style:style style:name="P23" style:family="paragraph" style:parent-style-name="Standard">
      <style:text-properties style:font-name="Cambria" fo:font-size="10pt" fo:language="es" fo:country="ES" fo:font-style="italic" officeooo:rsid="000303d5" officeooo:paragraph-rsid="000303d5" style:font-name-asian="Times New Roman" style:font-size-asian="10pt" style:language-asian="es" style:country-asian="ES" style:font-style-asian="italic" style:font-size-complex="10pt" style:font-style-complex="italic"/>
    </style:style>
    <style:style style:name="P24" style:family="paragraph" style:parent-style-name="Standard">
      <style:text-properties style:font-name="Cambria" fo:font-size="10pt" fo:language="es" fo:country="ES" fo:font-style="italic" officeooo:rsid="000719d8" officeooo:paragraph-rsid="000719d8" style:font-name-asian="Times New Roman" style:font-size-asian="10pt" style:language-asian="es" style:country-asian="ES" style:font-style-asian="italic" style:font-size-complex="10pt" style:font-style-complex="italic"/>
    </style:style>
    <style:style style:name="P25" style:family="paragraph" style:parent-style-name="Standard">
      <style:text-properties style:font-name="Cambria" fo:font-size="10pt" fo:language="es" fo:country="ES" fo:font-style="italic" officeooo:rsid="000719d8" officeooo:paragraph-rsid="0008ce2f" style:font-name-asian="Times New Roman" style:font-size-asian="10pt" style:language-asian="es" style:country-asian="ES" style:font-style-asian="italic" style:font-size-complex="10pt" style:font-style-complex="italic"/>
    </style:style>
    <style:style style:name="P26" style:family="paragraph" style:parent-style-name="Standard">
      <style:text-properties style:font-name="Cambria" fo:font-size="10pt" fo:language="es" fo:country="ES" fo:font-style="italic" officeooo:rsid="0008ce2f" officeooo:paragraph-rsid="0008ce2f" style:font-name-asian="Times New Roman" style:font-size-asian="10pt" style:language-asian="es" style:country-asian="ES" style:font-style-asian="italic" style:font-size-complex="10pt" style:font-style-complex="italic"/>
    </style:style>
    <style:style style:name="P27" style:family="paragraph" style:parent-style-name="Standard">
      <style:text-properties style:font-name="Cambria" fo:font-size="10pt" fo:language="es" fo:country="ES" fo:font-style="italic" officeooo:rsid="0008ce2f" officeooo:paragraph-rsid="000d5855" style:font-name-asian="Times New Roman" style:font-size-asian="10pt" style:language-asian="es" style:country-asian="ES" style:font-style-asian="italic" style:font-size-complex="10pt" style:font-style-complex="italic"/>
    </style:style>
    <style:style style:name="P28" style:family="paragraph" style:parent-style-name="Standard">
      <style:text-properties style:font-name="Cambria" fo:font-size="10pt" fo:language="es" fo:country="ES" fo:font-style="italic" officeooo:rsid="000a8ab5" officeooo:paragraph-rsid="000a8ab5" style:font-name-asian="Times New Roman" style:font-size-asian="10pt" style:language-asian="es" style:country-asian="ES" style:font-style-asian="italic" style:font-size-complex="10pt" style:font-style-complex="italic"/>
    </style:style>
    <style:style style:name="P29" style:family="paragraph" style:parent-style-name="Standard">
      <style:text-properties style:font-name="Cambria" fo:font-size="10pt" fo:language="es" fo:country="ES" fo:font-style="italic" officeooo:rsid="000a8ab5" officeooo:paragraph-rsid="000d5855" style:font-name-asian="Times New Roman" style:font-size-asian="10pt" style:language-asian="es" style:country-asian="ES" style:font-style-asian="italic" style:font-size-complex="10pt" style:font-style-complex="italic"/>
    </style:style>
    <style:style style:name="P30" style:family="paragraph" style:parent-style-name="Standard">
      <style:paragraph-properties style:snap-to-layout-grid="false"/>
      <style:text-properties style:font-name="Liberation Sans" fo:font-size="10pt" style:font-size-asian="10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9pt" fo:language="es" fo:country="ES" style:font-name-asian="Times New Roman" style:font-size-asian="9pt" style:language-asian="es" style:country-asian="ES" style:font-size-complex="9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Liberation Sans" fo:font-size="9pt" fo:language="es" fo:country="ES" style:font-name-asian="Times New Roman" style:font-size-asian="9pt" style:language-asian="es" style:country-asian="ES" style:font-size-complex="9pt"/>
    </style:style>
    <style:style style:name="P33" style:family="paragraph" style:parent-style-name="Standard">
      <style:paragraph-properties style:snap-to-layout-grid="false"/>
      <style:text-properties style:font-name="Liberation Sans" fo:font-size="9pt" fo:language="es" fo:country="ES" officeooo:rsid="000303d5" officeooo:paragraph-rsid="000303d5" style:font-name-asian="Times New Roman" style:font-size-asian="9pt" style:language-asian="es" style:country-asian="ES" style:font-size-complex="9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Liberation Sans" fo:font-size="9pt" fo:language="es" fo:country="ES" officeooo:rsid="000303d5" officeooo:paragraph-rsid="000303d5" style:font-name-asian="Times New Roman" style:font-size-asian="9pt" style:language-asian="es" style:country-asian="ES" style:font-size-complex="9pt"/>
    </style:style>
    <style:style style:name="P35" style:family="paragraph" style:parent-style-name="Standard">
      <style:paragraph-properties style:snap-to-layout-grid="false"/>
      <style:text-properties style:font-name="Liberation Sans" fo:font-size="9pt" fo:language="es" fo:country="ES" style:font-name-asian="Times New Roman" style:font-size-asian="9pt" style:language-asian="es" style:country-asian="ES" style:font-size-complex="9pt"/>
    </style:style>
    <style:style style:name="P36" style:family="paragraph" style:parent-style-name="Standard">
      <style:paragraph-properties style:snap-to-layout-grid="false"/>
      <style:text-properties style:font-name="Liberation Sans" fo:font-size="9pt" fo:language="es" fo:country="ES" officeooo:paragraph-rsid="0004419d" style:font-name-asian="Times New Roman" style:font-size-asian="9pt" style:language-asian="es" style:country-asian="ES" style:font-size-complex="9pt"/>
    </style:style>
    <style:style style:name="P37" style:family="paragraph" style:parent-style-name="Standard">
      <style:paragraph-properties style:snap-to-layout-grid="false"/>
      <style:text-properties style:font-name="Liberation Sans" fo:font-size="9pt" fo:language="es" fo:country="ES" officeooo:paragraph-rsid="0005e837" style:font-name-asian="Times New Roman" style:font-size-asian="9pt" style:language-asian="es" style:country-asian="ES" style:font-size-complex="9pt"/>
    </style:style>
    <style:style style:name="P38" style:family="paragraph" style:parent-style-name="Standard">
      <style:paragraph-properties style:snap-to-layout-grid="false"/>
      <style:text-properties style:font-name="Liberation Sans" fo:font-size="9pt" fo:language="es" fo:country="ES" officeooo:rsid="0004419d" officeooo:paragraph-rsid="0004419d" style:font-name-asian="Times New Roman" style:font-size-asian="9pt" style:language-asian="es" style:country-asian="ES" style:font-size-complex="9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Liberation Sans" fo:font-size="9pt" fo:language="es" fo:country="ES" officeooo:rsid="0004419d" officeooo:paragraph-rsid="0004419d" style:font-name-asian="Times New Roman" style:font-size-asian="9pt" style:language-asian="es" style:country-asian="ES" style:font-size-complex="9pt"/>
    </style:style>
    <style:style style:name="P40" style:family="paragraph" style:parent-style-name="Standard">
      <style:paragraph-properties style:snap-to-layout-grid="false"/>
      <style:text-properties style:font-name="Liberation Sans" fo:font-size="9pt" fo:language="es" fo:country="ES" officeooo:rsid="0005e837" officeooo:paragraph-rsid="0005e837" style:font-name-asian="Times New Roman" style:font-size-asian="9pt" style:language-asian="es" style:country-asian="ES" style:font-size-complex="9pt"/>
    </style:style>
    <style:style style:name="P41" style:family="paragraph" style:parent-style-name="Standard">
      <style:paragraph-properties style:snap-to-layout-grid="false"/>
      <style:text-properties style:font-name="Liberation Sans" fo:font-size="9pt" fo:language="es" fo:country="ES" officeooo:rsid="0005e837" officeooo:paragraph-rsid="000f3a90" style:font-name-asian="Times New Roman" style:font-size-asian="9pt" style:language-asian="es" style:country-asian="ES" style:font-size-complex="9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Liberation Sans" fo:font-size="9pt" fo:language="es" fo:country="ES" officeooo:rsid="0005e837" officeooo:paragraph-rsid="0005e837" style:font-name-asian="Times New Roman" style:font-size-asian="9pt" style:language-asian="es" style:country-asian="ES" style:font-size-complex="9pt"/>
    </style:style>
    <style:style style:name="P43" style:family="paragraph" style:parent-style-name="Standard">
      <style:paragraph-properties fo:text-align="center" style:justify-single-word="false" style:snap-to-layout-grid="false"/>
      <style:text-properties fo:color="#ffffff" style:font-name="Liberation Sans" fo:font-size="9pt" fo:language="es" fo:country="ES" fo:font-weight="bold" style:font-name-asian="Times New Roman" style:font-size-asian="9pt" style:language-asian="es" style:country-asian="ES" style:font-weight-asian="bold" style:font-size-complex="9pt"/>
    </style:style>
    <style:style style:name="P44" style:family="paragraph" style:parent-style-name="Standard">
      <style:paragraph-properties fo:text-align="center" style:justify-single-word="false" style:snap-to-layout-grid="false"/>
      <style:text-properties fo:color="#333399" style:font-name="Liberation Sans" fo:font-size="9pt" fo:language="es" fo:country="ES" style:font-name-asian="Times New Roman" style:font-size-asian="9pt" style:language-asian="es" style:country-asian="ES" style:font-size-complex="9pt"/>
    </style:style>
    <style:style style:name="P45" style:family="paragraph" style:parent-style-name="Footer">
      <style:paragraph-properties fo:text-align="end" style:justify-single-word="false"/>
      <style:text-properties fo:font-size="9pt" officeooo:paragraph-rsid="000d5855" style:font-size-asian="9pt" style:font-size-complex="9pt"/>
    </style:style>
    <style:style style:name="P46" style:family="paragraph" style:parent-style-name="Footer">
      <style:paragraph-properties fo:text-align="end" style:justify-single-word="false"/>
      <style:text-properties fo:font-size="9pt" officeooo:paragraph-rsid="000ef58c" style:font-size-asian="9pt" style:font-size-complex="9pt"/>
    </style:style>
    <style:style style:name="P47" style:family="paragraph" style:parent-style-name="Heading_20_1">
      <style:paragraph-properties fo:text-align="start" style:justify-single-word="false" style:snap-to-layout-grid="false"/>
      <style:text-properties fo:color="#333399" style:font-name="Cambria" fo:font-weight="normal" style:font-weight-asian="normal" style:language-complex="zxx" style:country-complex="none" style:font-weight-complex="normal"/>
    </style:style>
    <style:style style:name="P48" style:family="paragraph" style:parent-style-name="Párrafo_20_de_20_lista" style:list-style-name="WW8Num1">
      <style:paragraph-properties fo:margin-left="0.06cm" fo:margin-right="0cm" fo:text-align="center" style:justify-single-word="false" fo:orphans="2" fo:widows="2" fo:hyphenation-ladder-count="no-limit" fo:text-indent="-0.06cm" style:auto-text-indent="false" style:snap-to-layout-grid="false"/>
      <style:text-properties style:font-name="Liberation Sans" fo:font-size="9pt" fo:language="es" fo:country="ES" officeooo:rsid="0004419d" officeooo:paragraph-rsid="0004419d" style:font-name-asian="Times New Roman" style:font-size-asian="9pt" style:language-asian="es" style:country-asian="ES" style:font-size-complex="9pt" fo:hyphenate="true" fo:hyphenation-remain-char-count="2" fo:hyphenation-push-char-count="2"/>
    </style:style>
    <style:style style:name="P49" style:family="paragraph" style:parent-style-name="Párrafo_20_de_20_lista" style:list-style-name="WW8Num1">
      <style:paragraph-properties fo:margin-left="0.06cm" fo:margin-right="0cm" fo:text-align="center" style:justify-single-word="false" fo:orphans="2" fo:widows="2" fo:hyphenation-ladder-count="no-limit" fo:text-indent="-0.06cm" style:auto-text-indent="false" style:snap-to-layout-grid="false"/>
      <style:text-properties style:font-name="Liberation Sans" fo:font-size="9pt" fo:language="es" fo:country="ES" officeooo:rsid="0004419d" officeooo:paragraph-rsid="000f3a90" style:font-name-asian="Times New Roman" style:font-size-asian="9pt" style:language-asian="es" style:country-asian="ES" style:font-size-complex="9pt" fo:hyphenate="true" fo:hyphenation-remain-char-count="2" fo:hyphenation-push-char-count="2"/>
    </style:style>
    <style:style style:name="P50" style:family="paragraph" style:parent-style-name="Párrafo_20_de_20_lista" style:list-style-name="WW8Num1">
      <style:paragraph-properties fo:margin-left="0cm" fo:margin-right="0cm" fo:text-align="center" style:justify-single-word="false" fo:orphans="2" fo:widows="2" fo:hyphenation-ladder-count="no-limit" fo:text-indent="0cm" style:auto-text-indent="false" style:snap-to-layout-grid="false"/>
      <style:text-properties style:font-name="Liberation Sans" fo:font-size="9pt" fo:language="es" fo:country="ES" officeooo:rsid="0004419d" officeooo:paragraph-rsid="0004419d" style:font-name-asian="Times New Roman" style:font-size-asian="9pt" style:language-asian="es" style:country-asian="ES" style:font-size-complex="9pt" fo:hyphenate="true" fo:hyphenation-remain-char-count="2" fo:hyphenation-push-char-count="2"/>
    </style:style>
    <style:style style:name="P51" style:family="paragraph" style:parent-style-name="Párrafo_20_de_20_lista" style:list-style-name="WW8Num1">
      <style:paragraph-properties fo:margin-left="0cm" fo:margin-right="0cm" fo:text-align="center" style:justify-single-word="false" fo:orphans="2" fo:widows="2" fo:hyphenation-ladder-count="no-limit" fo:text-indent="0cm" style:auto-text-indent="false" style:snap-to-layout-grid="false"/>
      <style:text-properties style:font-name="Liberation Sans" fo:font-size="9pt" fo:language="es" fo:country="ES" officeooo:rsid="0004419d" officeooo:paragraph-rsid="0005e837" style:font-name-asian="Times New Roman" style:font-size-asian="9pt" style:language-asian="es" style:country-asian="ES" style:font-size-complex="9pt" fo:hyphenate="true" fo:hyphenation-remain-char-count="2" fo:hyphenation-push-char-count="2"/>
    </style:style>
    <style:style style:name="P5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04288" style:font-size-asian="14pt" style:font-weight-asian="bold" style:font-size-complex="14pt" style:font-weight-complex="bold"/>
    </style:style>
    <style:style style:name="P5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1f0cb" style:font-size-asian="14pt" style:font-weight-asian="bold" style:font-size-complex="14pt" style:font-weight-complex="bold"/>
    </style:style>
    <style:style style:name="P54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04288" style:font-size-asian="14pt" style:font-size-complex="14pt"/>
    </style:style>
    <style:style style:name="P55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1f0cb" style:font-size-asian="14pt" style:font-size-complex="14pt"/>
    </style:style>
    <style:style style:name="P56" style:family="paragraph" style:parent-style-name="Text_20_body">
      <style:paragraph-properties fo:text-align="end" style:justify-single-word="false"/>
    </style:style>
    <style:style style:name="P57" style:family="paragraph" style:parent-style-name="Text_20_body">
      <style:text-properties officeooo:rsid="001602b8" officeooo:paragraph-rsid="001602b8"/>
    </style:style>
    <style:style style:name="P58" style:family="paragraph" style:parent-style-name="Text_20_body">
      <style:text-properties officeooo:rsid="001666d6" officeooo:paragraph-rsid="001666d6"/>
    </style:style>
    <style:style style:name="P59" style:family="paragraph" style:parent-style-name="Standard">
      <style:text-properties style:font-name="Cambria" fo:font-size="10pt" fo:language="es" fo:country="ES" fo:font-style="italic" style:font-name-asian="Times New Roman" style:font-size-asian="10pt" style:language-asian="es" style:country-asian="ES" style:font-style-asian="italic" style:font-size-complex="10pt" style:font-style-complex="italic"/>
    </style:style>
    <style:style style:name="P60" style:family="paragraph" style:parent-style-name="Standard">
      <style:text-properties style:font-name="Cambria" fo:font-size="10pt" fo:language="es" fo:country="ES" fo:font-style="italic" officeooo:rsid="000303d5" officeooo:paragraph-rsid="000303d5" style:font-name-asian="Times New Roman" style:font-size-asian="10pt" style:language-asian="es" style:country-asian="ES" style:font-style-asian="italic" style:font-size-complex="10pt" style:font-style-complex="italic"/>
    </style:style>
    <style:style style:name="P61" style:family="paragraph" style:parent-style-name="Standard">
      <style:text-properties style:font-name="Cambria" fo:font-size="10pt" fo:language="es" fo:country="ES" fo:font-style="italic" officeooo:rsid="000a8ab5" officeooo:paragraph-rsid="001602b8" style:font-name-asian="Times New Roman" style:font-size-asian="10pt" style:language-asian="es" style:country-asian="ES" style:font-style-asian="italic" style:font-size-complex="10pt" style:font-style-complex="italic"/>
    </style:style>
    <style:style style:name="P62" style:family="paragraph" style:parent-style-name="Standard">
      <style:text-properties style:font-name="Cambria" fo:font-size="10pt" fo:language="es" fo:country="ES" fo:font-style="italic" officeooo:rsid="000a8ab5" officeooo:paragraph-rsid="000a8ab5" style:font-name-asian="Times New Roman" style:font-size-asian="10pt" style:language-asian="es" style:country-asian="ES" style:font-style-asian="italic" style:font-size-complex="10pt" style:font-style-complex="italic"/>
    </style:style>
    <style:style style:name="P63" style:family="paragraph" style:parent-style-name="Standard">
      <style:text-properties style:font-name="Cambria" fo:font-size="10pt" fo:language="es" fo:country="ES" fo:font-style="italic" officeooo:rsid="000a8ab5" officeooo:paragraph-rsid="000d5855" style:font-name-asian="Times New Roman" style:font-size-asian="10pt" style:language-asian="es" style:country-asian="ES" style:font-style-asian="italic" style:font-size-complex="10pt" style:font-style-complex="italic"/>
    </style:style>
    <style:style style:name="P64" style:family="paragraph" style:parent-style-name="Standard">
      <style:text-properties style:font-name="Cambria" fo:font-size="10pt" fo:language="es" fo:country="ES" fo:font-style="italic" officeooo:rsid="000719d8" officeooo:paragraph-rsid="000719d8" style:font-name-asian="Times New Roman" style:font-size-asian="10pt" style:language-asian="es" style:country-asian="ES" style:font-style-asian="italic" style:font-size-complex="10pt" style:font-style-complex="italic"/>
    </style:style>
    <style:style style:name="P65" style:family="paragraph" style:parent-style-name="Standard">
      <style:text-properties style:font-name="Cambria" fo:font-size="10pt" fo:language="es" fo:country="ES" fo:font-style="italic" officeooo:rsid="000719d8" officeooo:paragraph-rsid="0008ce2f" style:font-name-asian="Times New Roman" style:font-size-asian="10pt" style:language-asian="es" style:country-asian="ES" style:font-style-asian="italic" style:font-size-complex="10pt" style:font-style-complex="italic"/>
    </style:style>
    <style:style style:name="P66" style:family="paragraph" style:parent-style-name="Standard">
      <style:text-properties style:font-name="Cambria" fo:font-size="10pt" fo:language="es" fo:country="ES" fo:font-style="italic" officeooo:rsid="0008ce2f" officeooo:paragraph-rsid="0008ce2f" style:font-name-asian="Times New Roman" style:font-size-asian="10pt" style:language-asian="es" style:country-asian="ES" style:font-style-asian="italic" style:font-size-complex="10pt" style:font-style-complex="italic"/>
    </style:style>
    <style:style style:name="P67" style:family="paragraph" style:parent-style-name="Standard">
      <style:text-properties style:font-name="Cambria" fo:font-size="10pt" fo:language="es" fo:country="ES" fo:font-style="italic" officeooo:rsid="0008ce2f" officeooo:paragraph-rsid="000d5855" style:font-name-asian="Times New Roman" style:font-size-asian="10pt" style:language-asian="es" style:country-asian="ES" style:font-style-asian="italic" style:font-size-complex="10pt" style:font-style-complex="italic"/>
    </style:style>
    <style:style style:name="P68" style:family="paragraph" style:parent-style-name="Standard">
      <style:paragraph-properties style:snap-to-layout-grid="false"/>
      <style:text-properties style:font-name="Liberation Sans" fo:font-size="9pt" fo:language="es" fo:country="ES" officeooo:rsid="0005e837" officeooo:paragraph-rsid="000f3a90" style:font-name-asian="Times New Roman" style:font-size-asian="9pt" style:language-asian="es" style:country-asian="ES" style:font-size-complex="9pt"/>
    </style:style>
    <style:style style:name="P69" style:family="paragraph">
      <loext:graphic-properties draw:fill="solid" draw:fill-color="#111111"/>
      <style:paragraph-properties fo:text-align="center"/>
    </style:style>
    <style:style style:name="T1" style:family="text">
      <style:text-properties officeooo:rsid="000719d8"/>
    </style:style>
    <style:style style:name="T2" style:family="text">
      <style:text-properties officeooo:rsid="000a96e4"/>
    </style:style>
    <style:style style:name="T3" style:family="text">
      <style:text-properties fo:font-variant="normal" fo:text-transform="none" fo:color="#000000" style:font-name="FreeSans" fo:letter-spacing="normal" fo:font-style="normal" style:text-underline-style="none"/>
    </style:style>
    <style:style style:name="T4" style:family="text">
      <style:text-properties fo:font-variant="normal" fo:text-transform="none" fo:color="#000000" style:font-name="FreeSans" fo:letter-spacing="normal" fo:font-style="normal" style:text-underline-style="none" fo:font-weight="bold" officeooo:rsid="001a489f" style:font-weight-asian="bold" style:font-weight-complex="bold"/>
    </style:style>
    <style:style style:name="T5" style:family="text">
      <style:text-properties fo:font-variant="normal" fo:text-transform="none" fo:color="#000000" style:font-name="Liberation Sans" fo:font-size="10pt" fo:letter-spacing="normal" fo:font-style="normal" style:text-underline-style="none" officeooo:rsid="001b2fe9" style:font-size-asian="10pt" style:font-size-complex="10pt"/>
    </style:style>
    <style:style style:name="T6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00000" style:font-name="Liberation Sans" fo:font-size="10pt" fo:letter-spacing="normal" fo:font-style="normal" style:text-underline-style="none" fo:font-weight="normal" officeooo:rsid="001b2fe9" style:font-size-asian="10pt" style:font-weight-asian="normal" style:font-size-complex="10pt" style:font-weight-complex="normal"/>
    </style:style>
    <style:style style:name="T9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T10" style:family="text">
      <style:text-properties style:font-name="Liberation Sans" fo:font-weight="normal" style:font-weight-asian="normal" style:font-weight-complex="normal"/>
    </style:style>
    <style:style style:name="T11" style:family="text">
      <style:text-properties style:font-name="Liberation Sans" fo:font-weight="normal" officeooo:rsid="000e3434" style:font-weight-asian="normal" style:font-weight-complex="normal"/>
    </style:style>
    <style:style style:name="T12" style:family="text">
      <style:text-properties style:font-name="Liberation Sans" fo:font-weight="normal" officeooo:rsid="000d5855" style:font-weight-asian="normal" style:font-weight-complex="normal"/>
    </style:style>
    <style:style style:name="T13" style:family="text">
      <style:text-properties style:font-name="Liberation Sans" fo:font-weight="normal" officeooo:rsid="000d4354" style:font-weight-asian="normal" style:font-weight-complex="normal"/>
    </style:style>
    <style:style style:name="T14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Liberation Sans" fo:font-size="10pt" fo:font-style="italic" fo:font-weight="normal" officeooo:rsid="000e3434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Liberation Sans" fo:font-size="10pt" fo:font-weight="normal" officeooo:rsid="000e3434" style:font-size-asian="10pt" style:font-weight-asian="normal" style:font-size-complex="10pt" style:font-weight-complex="normal"/>
    </style:style>
    <style:style style:name="T18" style:family="text">
      <style:text-properties style:font-name="Liberation Sans" fo:font-size="10pt" fo:font-weight="normal" officeooo:rsid="000d5855" style:font-size-asian="10pt" style:font-weight-asian="normal" style:font-size-complex="10pt" style:font-weight-complex="normal"/>
    </style:style>
    <style:style style:name="T19" style:family="text">
      <style:text-properties style:font-name="Liberation Sans" fo:font-size="10pt" fo:font-weight="normal" officeooo:rsid="000d4354" style:font-size-asian="10pt" style:font-weight-asian="normal" style:font-size-complex="10pt" style:font-weight-complex="normal"/>
    </style:style>
    <style:style style:name="T20" style:family="text">
      <style:text-properties style:font-name="Liberation Sans" fo:font-size="10pt" fo:font-weight="normal" officeooo:rsid="0010eb7e" style:font-size-asian="10pt" style:font-weight-asian="normal" style:font-size-complex="10pt" style:font-weight-complex="normal"/>
    </style:style>
    <style:style style:name="T21" style:family="text">
      <style:text-properties style:font-name="FreeSans" fo:font-weight="normal" officeooo:rsid="000e3434" style:font-weight-asian="normal" style:font-weight-complex="normal"/>
    </style:style>
    <style:style style:name="T22" style:family="text">
      <style:text-properties style:font-name="FreeSans" fo:font-size="10pt" fo:font-weight="normal" officeooo:rsid="000e3434" style:font-size-asian="10pt" style:font-weight-asian="normal" style:font-size-complex="10pt" style:font-weight-complex="normal"/>
    </style:style>
    <style:style style:name="T23" style:family="text">
      <style:text-properties officeooo:rsid="000303d5"/>
    </style:style>
    <style:style style:name="T24" style:family="text">
      <style:text-properties officeooo:rsid="0004419d"/>
    </style:style>
    <style:style style:name="T25" style:family="text">
      <style:text-properties officeooo:rsid="0005e837"/>
    </style:style>
    <style:style style:name="T26" style:family="text">
      <style:text-properties officeooo:rsid="000719d8"/>
    </style:style>
    <style:style style:name="T27" style:family="text">
      <style:text-properties officeooo:rsid="000a96e4"/>
    </style:style>
    <style:style style:name="T28" style:family="text">
      <style:text-properties officeooo:rsid="001602b8"/>
    </style:style>
    <style:style style:name="T29" style:family="text">
      <style:text-properties officeooo:rsid="001666d6"/>
    </style:style>
    <style:style style:name="T30" style:family="text">
      <style:text-properties style:use-window-font-color="true" style:font-name="Times New Roman" fo:font-size="12pt" fo:language="es" fo:country="ES" officeooo:rsid="001666d6" style:font-name-asian="Arial Unicode MS" style:font-size-asian="12pt" style:font-name-complex="Times New Roman" style:font-size-complex="12pt" style:language-complex="ar" style:country-complex="SA"/>
    </style:style>
    <style:style style:name="gr1" style:family="graphic">
      <style:graphic-properties svg:stroke-width="0.019cm" svg:stroke-color="#000000" draw:marker-start-width="0.383cm" draw:marker-end-width="0.383cm" draw:fill="solid" draw:fill-color="#111111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40603246660096" text:id="ct140603246660096">
          <text:deletion>
            <office:change-info>
              <dc:creator>Família dos Nunes Garrido</dc:creator>
              <dc:date>2016-11-05T22:35:00</dc:date>
            </office:change-info>
            <text:p text:style-name="P1">c</text:p>
          </text:deletion>
        </text:changed-region>
        <text:changed-region xml:id="ct140603246533552" text:id="ct140603246533552">
          <text:deletion>
            <office:change-info>
              <dc:creator>Família dos Nunes Garrido</dc:creator>
              <dc:date>2016-11-05T22:35:00</dc:date>
            </office:change-info>
            <text:p text:style-name="P1">c</text:p>
          </text:deletion>
        </text:changed-region>
        <text:changed-region xml:id="ct140603245621600" text:id="ct140603245621600">
          <text:deletion>
            <office:change-info>
              <dc:creator>Família dos Nunes Garrido</dc:creator>
              <dc:date>2016-11-05T22:35:00</dc:date>
            </office:change-info>
            <text:p text:style-name="P1">c</text:p>
          </text:deletion>
        </text:changed-region>
        <text:changed-region xml:id="ct140603245678912" text:id="ct140603245678912">
          <text:deletion>
            <office:change-info>
              <dc:creator>Família dos Nunes Garrido</dc:creator>
              <dc:date>2016-11-05T22:35:00</dc:date>
            </office:change-info>
            <text:p text:style-name="P1"><text:span text:style-name="T1">c</text:span></text:p>
          </text:deletion>
        </text:changed-region>
        <text:changed-region xml:id="ct140603246659264" text:id="ct140603246659264">
          <text:deletion>
            <office:change-info>
              <dc:creator>Família dos Nunes Garrido</dc:creator>
              <dc:date>2016-11-05T22:35:00</dc:date>
            </office:change-info>
            <text:p text:style-name="P2">ne</text:p>
          </text:deletion>
        </text:changed-region>
        <text:changed-region xml:id="ct140603245777088" text:id="ct140603245777088">
          <text:insertion>
            <office:change-info>
              <dc:creator>Família dos Nunes Garrido</dc:creator>
              <dc:date>2016-11-05T22:35:00</dc:date>
            </office:change-info>
          </text:insertion>
        </text:changed-region>
        <text:changed-region xml:id="ct140603245768176" text:id="ct140603245768176">
          <text:deletion>
            <office:change-info>
              <dc:creator>Família dos Nunes Garrido</dc:creator>
              <dc:date>2016-11-05T22:35:00</dc:date>
            </office:change-info>
            <text:p text:style-name="P2">ct</text:p>
          </text:deletion>
        </text:changed-region>
        <text:changed-region xml:id="ct140603245874432" text:id="ct140603245874432">
          <text:insertion>
            <office:change-info>
              <dc:creator>Família dos Nunes Garrido</dc:creator>
              <dc:date>2016-11-05T22:36:00</dc:date>
            </office:change-info>
          </text:insertion>
        </text:changed-region>
        <text:changed-region xml:id="ct140603246923456" text:id="ct140603246923456">
          <text:deletion>
            <office:change-info>
              <dc:creator>Família dos Nunes Garrido</dc:creator>
              <dc:date>2016-11-05T22:36:00</dc:date>
            </office:change-info>
            <text:p text:style-name="P1">v</text:p>
          </text:deletion>
        </text:changed-region>
        <text:changed-region xml:id="ct140603247102160" text:id="ct140603247102160">
          <text:insertion>
            <office:change-info>
              <dc:creator>Família dos Nunes Garrido</dc:creator>
              <dc:date>2016-11-05T22:37:00</dc:date>
            </office:change-info>
          </text:insertion>
        </text:changed-region>
        <text:changed-region xml:id="ct140603246984528" text:id="ct140603246984528">
          <text:deletion>
            <office:change-info>
              <dc:creator>Família dos Nunes Garrido</dc:creator>
              <dc:date>2016-11-05T22:37:00</dc:date>
            </office:change-info>
            <text:p text:style-name="P1">v</text:p>
          </text:deletion>
        </text:changed-region>
        <text:changed-region xml:id="ct140603246316688" text:id="ct140603246316688">
          <text:deletion>
            <office:change-info>
              <dc:creator>Família dos Nunes Garrido</dc:creator>
              <dc:date>2016-11-05T22:38:00</dc:date>
            </office:change-info>
            <text:p text:style-name="P2">c</text:p>
          </text:deletion>
        </text:changed-region>
        <text:changed-region xml:id="ct140603247394720" text:id="ct140603247394720">
          <text:deletion>
            <office:change-info>
              <dc:creator>Família dos Nunes Garrido</dc:creator>
              <dc:date>2016-11-05T22:38:00</dc:date>
            </office:change-info>
            <text:p text:style-name="P2">c</text:p>
          </text:deletion>
        </text:changed-region>
        <text:changed-region xml:id="ct140603247471744" text:id="ct140603247471744">
          <text:insertion>
            <office:change-info>
              <dc:creator>Família dos Nunes Garrido</dc:creator>
              <dc:date>2016-11-05T22:39:00</dc:date>
            </office:change-info>
          </text:insertion>
        </text:changed-region>
        <text:changed-region xml:id="ct140603246441584" text:id="ct140603246441584">
          <text:deletion>
            <office:change-info>
              <dc:creator>Família dos Nunes Garrido</dc:creator>
              <dc:date>2016-11-05T22:39:00</dc:date>
            </office:change-info>
            <text:p text:style-name="P2">e</text:p>
          </text:deletion>
        </text:changed-region>
        <text:changed-region xml:id="ct140603247524096" text:id="ct140603247524096">
          <text:deletion>
            <office:change-info>
              <dc:creator>Família dos Nunes Garrido</dc:creator>
              <dc:date>2016-11-05T22:39:00</dc:date>
            </office:change-info>
            <text:p text:style-name="P2">c</text:p>
          </text:deletion>
        </text:changed-region>
        <text:changed-region xml:id="ct140603246460128" text:id="ct140603246460128">
          <text:deletion>
            <office:change-info>
              <dc:creator>Família dos Nunes Garrido</dc:creator>
              <dc:date>2016-11-05T22:39:00</dc:date>
            </office:change-info>
            <text:p text:style-name="P2">c</text:p>
          </text:deletion>
        </text:changed-region>
        <text:changed-region xml:id="ct140603247590368" text:id="ct140603247590368">
          <text:deletion>
            <office:change-info>
              <dc:creator>Família dos Nunes Garrido</dc:creator>
              <dc:date>2016-11-05T22:39:00</dc:date>
            </office:change-info>
            <text:p text:style-name="P2">c</text:p>
          </text:deletion>
        </text:changed-region>
        <text:changed-region xml:id="ct140603247709664" text:id="ct140603247709664">
          <text:insertion>
            <office:change-info>
              <dc:creator>Família dos Nunes Garrido</dc:creator>
              <dc:date>2016-11-05T22:39:00</dc:date>
            </office:change-info>
          </text:insertion>
        </text:changed-region>
        <text:changed-region xml:id="ct140603248707616" text:id="ct140603248707616">
          <text:deletion>
            <office:change-info>
              <dc:creator>Família dos Nunes Garrido</dc:creator>
              <dc:date>2016-11-05T22:39:00</dc:date>
            </office:change-info>
            <text:p text:style-name="P2">v</text:p>
          </text:deletion>
        </text:changed-region>
        <text:changed-region xml:id="ct140603248744832" text:id="ct140603248744832">
          <text:deletion>
            <office:change-info>
              <dc:creator>Família dos Nunes Garrido</dc:creator>
              <dc:date>2016-11-05T22:39:00</dc:date>
            </office:change-info>
            <text:p text:style-name="P3">desenrolo</text:p>
          </text:deletion>
        </text:changed-region>
        <text:changed-region xml:id="ct140603248745568" text:id="ct140603248745568">
          <text:insertion>
            <office:change-info>
              <dc:creator>Família dos Nunes Garrido</dc:creator>
              <dc:date>2016-11-05T22:39:00</dc:date>
            </office:change-info>
          </text:insertion>
        </text:changed-region>
        <text:changed-region xml:id="ct140603247940944" text:id="ct140603247940944">
          <text:deletion>
            <office:change-info>
              <dc:creator>Família dos Nunes Garrido</dc:creator>
              <dc:date>2016-11-05T22:39:00</dc:date>
            </office:change-info>
            <text:p text:style-name="P4">c</text:p>
          </text:deletion>
        </text:changed-region>
        <text:changed-region xml:id="ct140603248851120" text:id="ct140603248851120">
          <text:deletion>
            <office:change-info>
              <dc:creator>Família dos Nunes Garrido</dc:creator>
              <dc:date>2016-11-05T22:39:00</dc:date>
            </office:change-info>
            <text:p text:style-name="P4">c</text:p>
          </text:deletion>
        </text:changed-region>
        <text:changed-region xml:id="ct140603248894976" text:id="ct140603248894976">
          <text:deletion>
            <office:change-info>
              <dc:creator>Família dos Nunes Garrido</dc:creator>
              <dc:date>2016-11-05T22:39:00</dc:date>
            </office:change-info>
            <text:p text:style-name="P4">c</text:p>
          </text:deletion>
        </text:changed-region>
        <text:changed-region xml:id="ct140603248908000" text:id="ct140603248908000">
          <text:deletion>
            <office:change-info>
              <dc:creator>Família dos Nunes Garrido</dc:creator>
              <dc:date>2016-11-05T22:39:00</dc:date>
            </office:change-info>
            <text:p text:style-name="P4">c</text:p>
          </text:deletion>
        </text:changed-region>
        <text:changed-region xml:id="ct140603248125600" text:id="ct140603248125600">
          <text:insertion>
            <office:change-info>
              <dc:creator>Família dos Nunes Garrido</dc:creator>
              <dc:date>2016-11-05T22:39:00</dc:date>
            </office:change-info>
          </text:insertion>
        </text:changed-region>
        <text:changed-region xml:id="ct140603248972896" text:id="ct140603248972896">
          <text:deletion>
            <office:change-info>
              <dc:creator>Família dos Nunes Garrido</dc:creator>
              <dc:date>2016-11-05T22:39:00</dc:date>
            </office:change-info>
            <text:p text:style-name="P4">ci</text:p>
          </text:deletion>
        </text:changed-region>
        <text:changed-region xml:id="ct140603248992624" text:id="ct140603248992624">
          <text:insertion>
            <office:change-info>
              <dc:creator>Família dos Nunes Garrido</dc:creator>
              <dc:date>2016-11-05T22:40:00</dc:date>
            </office:change-info>
          </text:insertion>
        </text:changed-region>
        <text:changed-region xml:id="ct140603249048224" text:id="ct140603249048224">
          <text:deletion>
            <office:change-info>
              <dc:creator>Família dos Nunes Garrido</dc:creator>
              <dc:date>2016-11-05T22:40:00</dc:date>
            </office:change-info>
            <text:p text:style-name="P5">á</text:p>
          </text:deletion>
        </text:changed-region>
        <text:changed-region xml:id="ct140603249002592" text:id="ct140603249002592">
          <text:insertion>
            <office:change-info>
              <dc:creator>Família dos Nunes Garrido</dc:creator>
              <dc:date>2016-11-05T22:40:00</dc:date>
            </office:change-info>
          </text:insertion>
        </text:changed-region>
        <text:changed-region xml:id="ct140603249101856" text:id="ct140603249101856">
          <text:deletion>
            <office:change-info>
              <dc:creator>Família dos Nunes Garrido</dc:creator>
              <dc:date>2016-11-05T22:40:00</dc:date>
            </office:change-info>
            <text:p text:style-name="P5">á</text:p>
          </text:deletion>
        </text:changed-region>
        <text:changed-region xml:id="ct140603249122656" text:id="ct140603249122656">
          <text:deletion>
            <office:change-info>
              <dc:creator>Família dos Nunes Garrido</dc:creator>
              <dc:date>2016-11-05T22:40:00</dc:date>
            </office:change-info>
            <text:p text:style-name="P5">c</text:p>
          </text:deletion>
        </text:changed-region>
        <text:changed-region xml:id="ct140603180994032" text:id="ct140603180994032">
          <text:deletion>
            <office:change-info>
              <dc:creator>Família dos Nunes Garrido</dc:creator>
              <dc:date>2016-11-05T22:40:00</dc:date>
            </office:change-info>
            <text:p text:style-name="P6">c</text:p>
          </text:deletion>
        </text:changed-region>
        <text:changed-region xml:id="ct140603221598384" text:id="ct140603221598384">
          <text:deletion>
            <office:change-info>
              <dc:creator>Família dos Nunes Garrido</dc:creator>
              <dc:date>2016-11-05T22:40:00</dc:date>
            </office:change-info>
            <text:p text:style-name="P6">desenrolar</text:p>
          </text:deletion>
        </text:changed-region>
        <text:changed-region xml:id="ct140603221597808" text:id="ct140603221597808">
          <text:insertion>
            <office:change-info>
              <dc:creator>Família dos Nunes Garrido</dc:creator>
              <dc:date>2016-11-05T22:40:00</dc:date>
            </office:change-info>
          </text:insertion>
        </text:changed-region>
        <text:changed-region xml:id="ct140603221580608" text:id="ct140603221580608">
          <text:deletion>
            <office:change-info>
              <dc:creator>Família dos Nunes Garrido</dc:creator>
              <dc:date>2016-11-05T22:40:00</dc:date>
            </office:change-info>
            <text:p text:style-name="P7">c</text:p>
          </text:deletion>
        </text:changed-region>
        <text:changed-region xml:id="ct140603250019040" text:id="ct140603250019040">
          <text:deletion>
            <office:change-info>
              <dc:creator>Família dos Nunes Garrido</dc:creator>
              <dc:date>2016-11-05T22:40:00</dc:date>
            </office:change-info>
            <text:p text:style-name="P7">c</text:p>
          </text:deletion>
        </text:changed-region>
        <text:changed-region xml:id="ct140603249626816" text:id="ct140603249626816">
          <text:deletion>
            <office:change-info>
              <dc:creator>Família dos Nunes Garrido</dc:creator>
              <dc:date>2016-11-05T22:42:00</dc:date>
            </office:change-info>
            <text:p text:style-name="P7">c</text:p>
          </text:deletion>
        </text:changed-region>
        <text:changed-region xml:id="ct140603250744944" text:id="ct140603250744944">
          <text:deletion>
            <office:change-info>
              <dc:creator>Família dos Nunes Garrido</dc:creator>
              <dc:date>2016-11-05T22:42:00</dc:date>
            </office:change-info>
            <text:p text:style-name="P7">c</text:p>
          </text:deletion>
        </text:changed-region>
        <text:changed-region xml:id="ct140603249828192" text:id="ct140603249828192">
          <text:deletion>
            <office:change-info>
              <dc:creator>Família dos Nunes Garrido</dc:creator>
              <dc:date>2016-11-05T22:42:00</dc:date>
            </office:change-info>
            <text:p text:style-name="P7">c</text:p>
          </text:deletion>
        </text:changed-region>
        <text:changed-region xml:id="ct140603249885504" text:id="ct140603249885504">
          <text:deletion>
            <office:change-info>
              <dc:creator>Família dos Nunes Garrido</dc:creator>
              <dc:date>2016-11-05T22:42:00</dc:date>
            </office:change-info>
            <text:p text:style-name="P8">c</text:p>
          </text:deletion>
        </text:changed-region>
        <text:changed-region xml:id="ct140603249930448" text:id="ct140603249930448">
          <text:deletion>
            <office:change-info>
              <dc:creator>Família dos Nunes Garrido</dc:creator>
              <dc:date>2016-11-05T22:42:00</dc:date>
            </office:change-info>
            <text:p text:style-name="P8">c</text:p>
          </text:deletion>
        </text:changed-region>
        <text:changed-region xml:id="ct140603250808992" text:id="ct140603250808992">
          <text:deletion>
            <office:change-info>
              <dc:creator>Família dos Nunes Garrido</dc:creator>
              <dc:date>2016-11-05T22:43:00</dc:date>
            </office:change-info>
            <text:p text:style-name="P8"><text:span text:style-name="T2">c</text:span></text:p>
          </text:deletion>
        </text:changed-region>
        <text:changed-region xml:id="ct140603250915200" text:id="ct140603250915200">
          <text:deletion>
            <office:change-info>
              <dc:creator>Família dos Nunes Garrido</dc:creator>
              <dc:date>2016-11-05T22:43:00</dc:date>
            </office:change-info>
            <text:p text:style-name="P7"><text:span text:style-name="T2">c</text:span></text:p>
          </text:deletion>
        </text:changed-region>
        <text:changed-region xml:id="ct140603250942800" text:id="ct140603250942800">
          <text:deletion>
            <office:change-info>
              <dc:creator>Família dos Nunes Garrido</dc:creator>
              <dc:date>2016-11-05T22:43:00</dc:date>
            </office:change-info>
            <text:p text:style-name="P9"><text:span text:style-name="T2">c</text:span></text:p>
          </text:deletion>
        </text:changed-region>
        <text:changed-region xml:id="ct140603251001840" text:id="ct140603251001840">
          <text:deletion>
            <office:change-info>
              <dc:creator>Família dos Nunes Garrido</dc:creator>
              <dc:date>2016-11-05T22:43:00</dc:date>
            </office:change-info>
            <text:p text:style-name="P9"><text:span text:style-name="T2">c</text:span></text:p>
          </text:deletion>
        </text:changed-region>
        <text:changed-region xml:id="ct140603251152976" text:id="ct140603251152976">
          <text:insertion>
            <office:change-info>
              <dc:creator>Família dos Nunes Garrido</dc:creator>
              <dc:date>2016-11-05T22:43:00</dc:date>
            </office:change-info>
          </text:insertion>
        </text:changed-region>
        <text:changed-region xml:id="ct140603252522144" text:id="ct140603252522144">
          <text:insertion>
            <office:change-info>
              <dc:creator>Família dos Nunes Garrido</dc:creator>
              <dc:date>2016-11-05T22:44:00</dc:date>
            </office:change-info>
          </text:insertion>
        </text:changed-region>
        <text:changed-region xml:id="ct140603253765584" text:id="ct140603253765584">
          <text:insertion>
            <office:change-info>
              <dc:creator>Família dos Nunes Garrido</dc:creator>
              <dc:date>2016-11-05T22:45:00</dc:date>
            </office:change-info>
          </text:insertion>
        </text:changed-region>
        <text:changed-region xml:id="ct140603256848624" text:id="ct140603256848624">
          <text:insertion>
            <office:change-info>
              <dc:creator>Família dos Nunes Garrido</dc:creator>
              <dc:date>2016-11-05T22:46:00</dc:date>
            </office:change-info>
          </text:insertion>
        </text:changed-region>
        <text:changed-region xml:id="ct140603257268496" text:id="ct140603257268496">
          <text:insertion>
            <office:change-info>
              <dc:creator>Família dos Nunes Garrido</dc:creator>
              <dc:date>2016-11-05T22:47:00</dc:date>
            </office:change-info>
          </text:insertion>
        </text:changed-region>
        <text:changed-region xml:id="ct140603259493072" text:id="ct140603259493072">
          <text:insertion>
            <office:change-info>
              <dc:creator>Família dos Nunes Garrido</dc:creator>
              <dc:date>2016-11-05T22:48:00</dc:date>
            </office:change-info>
          </text:insertion>
        </text:changed-region>
        <text:changed-region xml:id="ct140603261551872" text:id="ct140603261551872">
          <text:insertion>
            <office:change-info>
              <dc:creator>Família dos Nunes Garrido</dc:creator>
              <dc:date>2016-11-05T22:4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47" text:outline-level="1">Ficha: ELABORANDO O NOSO PLAN DE EMPRESA</text:h>
          </table:table-cell>
        </table:table-row>
      </table:table>
      <text:p text:style-name="P1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Nome e Apelidos </text:p>
          </table:table-cell>
          <table:table-cell table:style-name="Tabla2.B1" office:value-type="string">
            <text:p text:style-name="P18">Adrián Álvarez Lois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Describe a Idea do negocio que vas constituír.</text:p>
          </table:table-cell>
        </table:table-row>
        <table:table-row table:style-name="Tabla3.2">
          <table:table-cell table:style-name="Tabla3.A2" office:value-type="string">
            <text:p text:style-name="P17">A miña empresa vaise a dedicar a…</text:p>
            <text:p text:style-name="P16"/>
            <text:p text:style-name="P1">- Crear unha comunidade en rede de pequenos produ<text:change text:change-id="ct140603246660096"/>tores agrícolas que poñan en produ<text:change text:change-id="ct140603246533552"/>ción leiras e pequenos hortos polo país adiante baixo uns estándares de sustentabilidade co medio.</text:p>
            <text:p text:style-name="P1">- Crear unha plataforma en rede para comercializar e distribuir os productos obtidos do campo sen máis intermediario entre productor e cliente que nós.</text:p>
            <text:p text:style-name="P1">- Servir como ponto de encontro entre produ<text:change text:change-id="ct140603245621600"/>tores e consumidores.</text:p>
            <text:p text:style-name="P1">- <text:span text:style-name="T1">Asesorar a pequenos productores e institucións públicas na posta en valor produ</text:span><text:change text:change-id="ct140603245678912"/><text:span text:style-name="T1">tivo da terra.</text:span></text:p>
            <text:p text:style-name="P1"/>
            <text:p text:style-name="P2">Os ingresos serían xe<text:change text:change-id="ct140603246659264"/>rados polos consumidores que adquiren os produ<text:change-start text:change-id="ct140603245777088"/><text:span text:style-name="T28">t</text:span><text:change-end text:change-id="ct140603245777088"/><text:change text:change-id="ct140603245768176"/>os dun dos nosos asociados cos que se comparte o beneficio tras restar os gastos de distribución etc.</text:p>
            <text:p text:style-name="P2">Outra fonte de ingresos serían subvencións de institucións para a realización de obradoiros e asesoramento sobre a producción ecolóxica en entornos urbanos e peri-urbanos.</text:p>
            <text:p text:style-name="P2">Promover eventos onde dar a coñecer as nosas actividades e os productos que comercializamos con posibilidade de venda.</text:p>
            <text:p text:style-name="P16"/>
            <text:p text:style-name="P16">Elixo este negocio e non outro porque…</text:p>
            <text:p text:style-name="P16"/>
            <text:p text:style-name="P16">- <text:span text:style-name="T1">É un xeito honrado de gañarse a vida.</text:span></text:p>
            <text:p text:style-name="P1">- Cumpre diversos aspectos que me interesan ultimamente como poñer en valor para a a actividade económica os terreos <text:change-start text:change-id="ct140603245874432"/><text:span text:style-name="T28">b</text:span><text:change-end text:change-id="ct140603245874432"/><text:change text:change-id="ct140603246923456"/>aleiros que non teñen utilidade.</text:p>
            <text:p text:style-name="P1">- Elimínanse os intermediarios na cadea de producción, distribución e consumo de alimentos.</text:p>
            <text:p text:style-name="P1">- Pode crear emprego en zonas como o rural e pon en valor aspectos como o respeito ao meio ambiente, a ética nos negocios etc.</text:p>
            <text:p text:style-name="P1">- O deseño da plataforma web pode servir como ponto de partida para programar outros productos que levan consigo a xestión integral de empresas de calquera eido que traballen con e-commerce, xestión de stocks e todo o que se refire a organización dunha empresa que ofrece servizos.</text:p>
            <text:p text:style-name="P19"/>
            <text:p text:style-name="P16">Vai cubrir as necesidades de…</text:p>
            <text:p text:style-name="P9"/>
            <text:p text:style-name="P1">- Consumidores particulares que desexan ter un control absoluto sobre os alimentos que consumen.</text:p>
            <text:p text:style-name="P1">- Empresas do sector turístico, hostalaría e servizos que buscan ofrecer productos diferentes e de calidade.</text:p>
            <text:p text:style-name="P1">- Xente que teña disponibilidade de terreos <text:change-start text:change-id="ct140603247102160"/><text:span text:style-name="T28">b</text:span><text:change-end text:change-id="ct140603247102160"/><text:change text:change-id="ct140603246984528"/>aleiros sobre os cales poderá xerar unha actividade económica que convirta esos terreos en fontes de ingresos.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14"><text:s text:c="75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table:number-columns-spanned="7" office:value-type="string">
            <text:p text:style-name="P30">Presentación dos promotores: para ordenar a información podes utilizar a seguinte ficha cumprimentada cos datos de todos os promotores do negoc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7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table:number-columns-spanned="7" office:value-type="string">
            <text:p text:style-name="P44">DATOS PERSO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table:number-columns-spanned="2" office:value-type="string">
            <text:p text:style-name="P32">Nome e apelidos</text:p>
          </table:table-cell>
          <table:covered-table-cell/>
          <table:table-cell table:style-name="Tabla4.C4" table:number-columns-spanned="5" office:value-type="string">
            <text:p text:style-name="P33">Adrián Álvarez Lois</text:p>
          </table:table-cell>
          <table:covered-table-cell/>
          <table:covered-table-cell/>
          <table:covered-table-cell/>
          <table:covered-table-cell/>
        </table:table-row>
        <table:table-row table:style-name="Tabla4.5">
          <table:table-cell table:style-name="Tabla4.A4" table:number-columns-spanned="2" office:value-type="string">
            <text:p text:style-name="P32">NIF</text:p>
          </table:table-cell>
          <table:covered-table-cell/>
          <table:table-cell table:style-name="Tabla4.C7" office:value-type="string">
            <text:p text:style-name="P34">35453639J</text:p>
          </table:table-cell>
          <table:table-cell table:style-name="Tabla4.A4" office:value-type="string">
            <text:p text:style-name="P32">E-mail</text:p>
          </table:table-cell>
          <table:table-cell table:style-name="Tabla4.E7" table:number-columns-spanned="3" office:value-type="string">
            <text:p text:style-name="P33">adrian.alvarez.lois@gmail.com</text:p>
          </table:table-cell>
          <table:covered-table-cell/>
          <table:covered-table-cell/>
        </table:table-row>
        <table:table-row table:style-name="Tabla4.6">
          <table:table-cell table:style-name="Tabla4.A4" table:number-columns-spanned="2" office:value-type="string">
            <text:p text:style-name="P32">Data de nacemento</text:p>
          </table:table-cell>
          <table:covered-table-cell/>
          <table:table-cell table:style-name="Tabla4.C7" office:value-type="string">
            <text:p text:style-name="P34">05/11/1982</text:p>
          </table:table-cell>
          <table:table-cell table:style-name="Tabla4.A4" table:number-rows-spanned="2" office:value-type="string">
            <text:p text:style-name="P32">Dirección</text:p>
          </table:table-cell>
          <table:table-cell table:style-name="Tabla4.E7" table:number-rows-spanned="2" table:number-columns-spanned="3" office:value-type="string">
            <text:p text:style-name="P33">Rúa do Sineiro 18.</text:p>
          </table:table-cell>
          <table:covered-table-cell/>
          <table:covered-table-cell/>
        </table:table-row>
        <table:table-row table:style-name="Tabla4.7">
          <table:table-cell table:style-name="Tabla4.A4" table:number-columns-spanned="2" office:value-type="string">
            <text:p text:style-name="P32">Teléfono</text:p>
          </table:table-cell>
          <table:covered-table-cell/>
          <table:table-cell table:style-name="Tabla4.C7" office:value-type="string">
            <text:p text:style-name="P34">617515723</text:p>
          </table:table-cell>
          <table:covered-table-cell/>
          <table:covered-table-cell/>
          <table:covered-table-cell/>
          <table:covered-table-cell/>
        </table:table-row>
        <table:table-row table:style-name="Tabla4.8">
          <table:table-cell table:style-name="Tabla4.A8" table:number-columns-spanned="7" office:value-type="string">
            <text:p text:style-name="P44">DATOS PROFES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9">
          <table:table-cell table:style-name="Tabla4.A9" table:number-rows-spanned="3" office:value-type="string">
            <text:p text:style-name="P44"/>
            <text:p text:style-name="P31">Formación académica</text:p>
          </table:table-cell>
          <table:table-cell table:style-name="Tabla4.A9" table:number-columns-spanned="5" office:value-type="string">
            <text:p text:style-name="P32">Titulación</text:p>
          </table:table-cell>
          <table:covered-table-cell/>
          <table:covered-table-cell/>
          <table:covered-table-cell/>
          <table:covered-table-cell/>
          <table:table-cell table:style-name="Tabla4.G9" office:value-type="string">
            <text:p text:style-name="P32">Centro de estudos</text:p>
          </table:table-cell>
        </table:table-row>
        <table:table-row table:style-name="Tabla4.10">
          <table:covered-table-cell/>
          <table:table-cell table:style-name="Tabla4.B15" table:number-columns-spanned="5" office:value-type="string">
            <text:p text:style-name="P35">1.<text:span text:style-name="T23">Bacharelato / COU</text:span></text:p>
          </table:table-cell>
          <table:covered-table-cell/>
          <table:covered-table-cell/>
          <table:covered-table-cell/>
          <table:covered-table-cell/>
          <table:table-cell table:style-name="Tabla4.G15" office:value-type="string">
            <text:p text:style-name="P33">IES Monte da Vila. O Grove</text:p>
          </table:table-cell>
        </table:table-row>
        <table:table-row table:style-name="Tabla4.11">
          <table:covered-table-cell/>
          <table:table-cell table:style-name="Tabla4.B15" table:number-columns-spanned="5" office:value-type="string">
            <text:p text:style-name="P35">2. <text:span text:style-name="T23">Grado en Arquitectura</text:span></text:p>
          </table:table-cell>
          <table:covered-table-cell/>
          <table:covered-table-cell/>
          <table:covered-table-cell/>
          <table:covered-table-cell/>
          <table:table-cell table:style-name="Tabla4.G15" office:value-type="string">
            <text:p text:style-name="P33">USP-CEU. Madrid</text:p>
          </table:table-cell>
        </table:table-row>
        <table:table-row table:style-name="Tabla4.12">
          <table:table-cell table:style-name="Tabla4.A9" table:number-rows-spanned="4" office:value-type="string">
            <text:p text:style-name="P32"/>
            <text:p text:style-name="P31">Formación complementaria</text:p>
          </table:table-cell>
          <table:table-cell table:style-name="Tabla4.A9" table:number-columns-spanned="5" office:value-type="string">
            <text:p text:style-name="P32">Denominación</text:p>
          </table:table-cell>
          <table:covered-table-cell/>
          <table:covered-table-cell/>
          <table:covered-table-cell/>
          <table:covered-table-cell/>
          <table:table-cell table:style-name="Tabla4.G9" office:value-type="string">
            <text:p text:style-name="P32">Centro de estudos</text:p>
          </table:table-cell>
        </table:table-row>
        <table:table-row table:style-name="Tabla4.13">
          <table:covered-table-cell/>
          <table:table-cell table:style-name="Tabla4.B15" table:number-columns-spanned="5" office:value-type="string">
            <text:p text:style-name="P36">1. <text:span text:style-name="T24">Curso de HTML5, CSS3, JavaScript y Apps Web</text:span></text:p>
          </table:table-cell>
          <table:covered-table-cell/>
          <table:covered-table-cell/>
          <table:covered-table-cell/>
          <table:covered-table-cell/>
          <table:table-cell table:style-name="Tabla4.G15" office:value-type="string">
            <text:p text:style-name="P38">IED. Madrid</text:p>
          </table:table-cell>
        </table:table-row>
        <table:table-row table:style-name="Tabla4.14">
          <table:covered-table-cell/>
          <table:table-cell table:style-name="Tabla4.B15" table:number-columns-spanned="5" office:value-type="string">
            <text:p text:style-name="P36">2. <text:span text:style-name="T24">Curso de SEO y Posicionamiento Web</text:span></text:p>
          </table:table-cell>
          <table:covered-table-cell/>
          <table:covered-table-cell/>
          <table:covered-table-cell/>
          <table:covered-table-cell/>
          <table:table-cell table:style-name="Tabla4.G15" office:value-type="string">
            <text:p text:style-name="P38">IED. Madrid</text:p>
          </table:table-cell>
        </table:table-row>
        <table:table-row table:style-name="Tabla4.15">
          <table:covered-table-cell/>
          <table:table-cell table:style-name="Tabla4.B15" table:number-columns-spanned="5" office:value-type="string">
            <text:p text:style-name="P35">3. </text:p>
          </table:table-cell>
          <table:covered-table-cell/>
          <table:covered-table-cell/>
          <table:covered-table-cell/>
          <table:covered-table-cell/>
          <table:table-cell table:style-name="Tabla4.G15" office:value-type="string">
            <text:p text:style-name="P35"/>
          </table:table-cell>
        </table:table-row>
        <table:table-row table:style-name="Tabla4.16">
          <table:table-cell table:style-name="Tabla4.A9" table:number-rows-spanned="7" office:value-type="string">
            <text:p text:style-name="P32"/>
            <text:p text:style-name="P31"/>
            <text:p text:style-name="P31">Experiencia laboral</text:p>
          </table:table-cell>
          <table:table-cell table:style-name="Tabla4.A9" table:number-columns-spanned="2" office:value-type="string">
            <text:p text:style-name="P32">Nome empresa</text:p>
          </table:table-cell>
          <table:covered-table-cell/>
          <table:table-cell table:style-name="Tabla4.A9" table:number-columns-spanned="3" office:value-type="string">
            <text:p text:style-name="P32">Posto de traballo</text:p>
          </table:table-cell>
          <table:covered-table-cell/>
          <table:covered-table-cell/>
          <table:table-cell table:style-name="Tabla4.G9" office:value-type="string">
            <text:p text:style-name="P32">Tempo</text:p>
          </table:table-cell>
        </table:table-row>
        <table:table-row table:style-name="Tabla4.17">
          <table:covered-table-cell/>
          <table:table-cell table:style-name="Tabla4.B22" table:number-columns-spanned="2" office:value-type="string">
            <text:list xml:id="list54205982899286965" text:style-name="WW8Num1">
              <text:list-header>
                <text:p text:style-name="P48">Freelance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38">Diseñador Gráfico. Web Developer.</text:p>
            <text:p text:style-name="P38">· Diseñador, maquetación, programación y gestión de websites.</text:p>
            <text:p text:style-name="P38">· Consultoría en web 2.0 y analítica.</text:p>
          </table:table-cell>
          <table:covered-table-cell/>
          <table:covered-table-cell/>
          <table:table-cell table:style-name="Tabla4.G22" office:value-type="string">
            <text:p text:style-name="P39">~/2000 -</text:p>
            <text:p text:style-name="P39">Actual</text:p>
          </table:table-cell>
        </table:table-row>
        <table:table-row table:style-name="Tabla4.18">
          <table:covered-table-cell/>
          <table:table-cell table:style-name="Tabla4.B22" table:number-columns-spanned="2" office:value-type="string">
            <text:list xml:id="list224934713714204" text:continue-numbering="true" text:style-name="WW8Num1">
              <text:list-header>
                <text:p text:style-name="P49">Sens Media. </text:p>
                <text:p text:style-name="P49">A Coruña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38">Growth Hacking Consultant.</text:p>
            <text:p text:style-name="P38">· Consultor en técnicas de Growth Hacking.</text:p>
            <text:p text:style-name="P38">· Analítica para conseguir captación y crecimiento en usuarios de una</text:p>
            <text:p text:style-name="P38">start-up.</text:p>
          </table:table-cell>
          <table:covered-table-cell/>
          <table:covered-table-cell/>
          <table:table-cell table:style-name="Tabla4.G22" office:value-type="string">
            <text:p text:style-name="P39">07/2015 -</text:p>
            <text:p text:style-name="P39">02/2016</text:p>
          </table:table-cell>
        </table:table-row>
        <table:table-row table:style-name="Tabla4.19">
          <table:covered-table-cell/>
          <table:table-cell table:style-name="Tabla4.B22" table:number-columns-spanned="2" office:value-type="string">
            <text:list xml:id="list224935514424176" text:continue-numbering="true" text:style-name="WW8Num1">
              <text:list-header>
                <text:p text:style-name="P49">Xilatec. </text:p>
                <text:p text:style-name="P49">A Coruña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38">Scrum Master. Xilatec. </text:p>
            <text:p text:style-name="P38">· Scrum Master facilitando los intereses de los involucrados en proyecto</text:p>
            <text:p text:style-name="P38">de implantación de una start-up .</text:p>
            <text:p text:style-name="P38">· Implementación de recursos para gestionar la incertidumbre y el</text:p>
            <text:p text:style-name="P38">cambio.</text:p>
          </table:table-cell>
          <table:covered-table-cell/>
          <table:covered-table-cell/>
          <table:table-cell table:style-name="Tabla4.G22" office:value-type="string">
            <text:p text:style-name="P39">11/2014 -</text:p>
            <text:p text:style-name="P39">06/2015</text:p>
          </table:table-cell>
        </table:table-row>
        <table:table-row table:style-name="Tabla4.20">
          <table:covered-table-cell/>
          <table:table-cell table:style-name="Tabla4.B22" table:number-columns-spanned="2" office:value-type="string">
            <text:list xml:id="list224934330158386" text:continue-numbering="true" text:style-name="WW8Num1">
              <text:list-header>
                <text:p text:style-name="P50">Mycoolcactus. Madrid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38">Gestor de eCommerce. </text:p>
            <text:p text:style-name="P38">· Diseñador de plataforma de eCommerce.</text:p>
            <text:p text:style-name="P38">· Gestión de la estrategia de comercio electrónico para exteriorización</text:p>
            <text:p text:style-name="P38">de ventas en España y Europa de una star-up.</text:p>
          </table:table-cell>
          <table:covered-table-cell/>
          <table:covered-table-cell/>
          <table:table-cell table:style-name="Tabla4.G22" office:value-type="string">
            <text:p text:style-name="P39">10/2013-</text:p>
            <text:p text:style-name="P39">08/2014</text:p>
          </table:table-cell>
        </table:table-row>
        <table:table-row table:style-name="Tabla4.21">
          <table:covered-table-cell/>
          <table:table-cell table:style-name="Tabla4.B22" table:number-columns-spanned="2" office:value-type="string">
            <text:list xml:id="list224933564414163" text:continue-numbering="true" text:style-name="WW8Num1">
              <text:list-header>
                <text:p text:style-name="P48">AKAPI Studio. London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38">Web Developer. </text:p>
            <text:p text:style-name="P38">· Desarrollador de soluciones web orientadas a marketing online.</text:p>
            <text:p text:style-name="P38">· Aplicaciones y estrategias online para mejorar la imagen de marca,</text:p>
            <text:p text:style-name="P38">branding.</text:p>
          </table:table-cell>
          <table:covered-table-cell/>
          <table:covered-table-cell/>
          <table:table-cell table:style-name="Tabla4.G22" office:value-type="string">
            <text:p text:style-name="P39">05/2012 -</text:p>
            <text:p text:style-name="P39">07/2013</text:p>
          </table:table-cell>
        </table:table-row>
        <table:table-row table:style-name="Tabla4.22">
          <table:covered-table-cell/>
          <table:table-cell table:style-name="Tabla4.B22" table:number-columns-spanned="2" office:value-type="string">
            <text:list xml:id="list224934999746552" text:continue-numbering="true" text:style-name="WW8Num1">
              <text:list-header>
                <text:p text:style-name="P51">AKAPI Studio. London</text:p>
              </text:list-header>
            </text:list>
          </table:table-cell>
          <table:covered-table-cell/>
          <table:table-cell table:style-name="Tabla4.D22" table:number-columns-spanned="3" office:value-type="string">
            <text:p text:style-name="P40">Graphic/Web Designer.</text:p>
            <text:p text:style-name="P40">· Diseñador y maquetación de websites.</text:p>
            <text:p text:style-name="P40">· Elaboración de webs, blogs, portales y online shoping.</text:p>
          </table:table-cell>
          <table:covered-table-cell/>
          <table:covered-table-cell/>
          <table:table-cell table:style-name="Tabla4.G22" office:value-type="string">
            <text:p text:style-name="P42">09/2010 -</text:p>
            <text:p text:style-name="P42">04/2012</text:p>
          </table:table-cell>
        </table:table-row>
        <table:table-row table:style-name="Tabla4.23">
          <table:table-cell table:style-name="Tabla4.A9" table:number-rows-spanned="2" office:value-type="string">
            <text:p text:style-name="P32">Outros datos de interese</text:p>
          </table:table-cell>
          <table:table-cell table:style-name="Tabla4.G9" table:number-columns-spanned="6" office:value-type="string">
            <text:p text:style-name="P35">Idiomas</text:p>
            <text:p text:style-name="P36">1. <text:span text:style-name="T24">Inglés (TASC/TOEFL) 2. Galego (Celga-4)</text:span></text:p>
            <text:p text:style-name="P38">2. Portugués (Instituto Camoes)</text:p>
            <text:p text:style-name="P35"><text:span text:style-name="T24">3</text:span>. <text:span text:style-name="T24">Galego (Celga-4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4">
          <table:covered-table-cell/>
          <table:table-cell table:style-name="Tabla4.A9" table:number-rows-spanned="2" table:number-columns-spanned="2" office:value-type="string">
            <text:p text:style-name="P35">Coñecementos técnicos</text:p>
          </table:table-cell>
          <table:covered-table-cell/>
          <table:table-cell table:style-name="Tabla4.D25" table:number-rows-spanned="2" table:number-columns-spanned="2" office:value-type="string">
            <text:p text:style-name="P37">1. <text:span text:style-name="T25">HTML5, CSS3, Bootstrap</text:span></text:p>
            <text:p text:style-name="P40">2. SEO, Google Analytics</text:p>
            <text:p text:style-name="P40">3. Responsive Web Desgin</text:p>
            <text:p text:style-name="P40">4. Org.mode</text:p>
            <text:p text:style-name="P37"/>
          </table:table-cell>
          <table:covered-table-cell/>
          <table:table-cell table:style-name="Tabla4.F25" table:number-rows-spanned="2" table:number-columns-spanned="2" office:value-type="string">
            <text:p text:style-name="P41">5. Social Media, Web 2.0</text:p>
            <text:p text:style-name="P41">6. Taller de Prensa</text:p>
            <text:p text:style-name="P41">7. Control Emocional</text:p>
            <text:p text:style-name="P41">8. Formación Musical</text:p>
          </table:table-cell>
          <table:covered-table-cell/>
        </table:table-row>
        <table:table-row table:style-name="Tabla4.25">
          <table:table-cell table:style-name="Tabla4.A2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>Identifica os obxectivos para lograr no teu negocio.</text:p>
          </table:table-cell>
        </table:table-row>
        <text:soft-page-break/>
        <table:table-row table:style-name="Tabla5.2">
          <table:table-cell table:style-name="Tabla5.A2" office:value-type="string">
            <text:p text:style-name="P17">Obxectivo xeral…</text:p>
            <text:p text:style-name="P16"/>
            <text:p text:style-name="P2">Crear unha plataforma en rede de produ<text:change text:change-id="ct140603246316688"/>tores de produ<text:change text:change-id="ct140603247394720"/>tos do campo e serv<text:change-start text:change-id="ct140603247471744"/><text:span text:style-name="T28">i</text:span><text:change-end text:change-id="ct140603247471744"/><text:change text:change-id="ct140603246441584"/>r como canle de interactuación produ<text:change text:change-id="ct140603247524096"/>tor-consumidor facilitando a distribución deses produ<text:change text:change-id="ct140603246460128"/>tos. </text:p>
            <text:p text:style-name="P2">Asesorar para a posta en produ<text:change text:change-id="ct140603247590368"/>ción de solares <text:change-start text:change-id="ct140603247709664"/><text:span text:style-name="T28">b</text:span><text:change-end text:change-id="ct140603247709664"/><text:change text:change-id="ct140603248707616"/>aleiros. Colaboración coas institucións para crear hortos urbanos. Realización de eventos onde dar a coñecer a nosa actividade.</text:p>
            <text:p text:style-name="P16"/>
            <text:p text:style-name="P16">Obxectivo específico 1…</text:p>
            <text:p text:style-name="P16"/>
            <text:p text:style-name="P3">Botar a andar o negocio. Creación e <text:change text:change-id="ct140603248744832"/><text:change-start text:change-id="ct140603248745568"/><text:span text:style-name="T28">desenvolvemento</text:span><text:change-end text:change-id="ct140603248745568"/> da plataforma web sobre a cal centrar as actividades de negocio. </text:p>
            <text:p text:style-name="P3"/>
            <text:p text:style-name="P4">Definir os roles:</text:p>
            <text:p text:style-name="P4">- Os asociados como produ<text:change text:change-id="ct140603247940944"/>tores baixo uns condicionantes dados de calidade, manipulación do produ<text:change text:change-id="ct140603248851120"/>to etc.</text:p>
            <text:p text:style-name="P4">- Nós como canle de distribución delimitando as nosas responsabilidades dando saída comercial aos produ<text:change text:change-id="ct140603248894976"/>tos. Receptación de ingresos e redistribución entre os produ<text:change text:change-id="ct140603248908000"/>tores.</text:p>
            <text:p text:style-name="P4">- Os clientes que terán uns servi<text:change-start text:change-id="ct140603248125600"/><text:span text:style-name="T28">z</text:span><text:change-end text:change-id="ct140603248125600"/><text:change text:change-id="ct140603248972896"/>os, dereitos e deberes á súa disposición.</text:p>
            <text:p text:style-name="P4"/>
            <text:p text:style-name="P4">Crear un proceso piloto propio onde nós nos poñamos a producir nunhas leiras de man, <text:s/>difundamos os nosos productos e os comercialicemos. Facendo análise das necesidades e medios técnicos e económicos que imos precisar.</text:p>
            <text:p text:style-name="P20"/>
            <text:p text:style-name="P20">Obxectivo específico 2…</text:p>
            <text:p text:style-name="P20"/>
            <text:p text:style-name="P5">Labouras comerci<text:change-start text:change-id="ct140603248992624"/><text:span text:style-name="T28">a</text:span><text:change-end text:change-id="ct140603248992624"/><text:change text:change-id="ct140603249048224"/>is bidireccion<text:change-start text:change-id="ct140603249002592"/><text:span text:style-name="T28">a</text:span><text:change-end text:change-id="ct140603249002592"/><text:change text:change-id="ct140603249101856"/>is. Por un lado ampliar a nosa base de produ<text:change text:change-id="ct140603249122656"/>tores asociados e por outra banda chegar aos consumidores.</text:p>
          </table:table-cell>
        </table:table-row>
      </table:table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">Define posibles estratexias a seguir.</text:p>
          </table:table-cell>
        </table:table-row>
        <table:table-row table:style-name="Tabla6.2">
          <table:table-cell table:style-name="Tabla6.A2" office:value-type="string">
            <text:p text:style-name="P17"/>
            <text:p text:style-name="P17">Estratexia, primeiro ano…</text:p>
            <text:p text:style-name="P16"/>
            <text:p text:style-name="P7">Optamos por unha estratexia corporativa. </text:p>
            <text:p text:style-name="P6">- Poñer o foco sobre o concepto de produ<text:change text:change-id="ct140603180994032"/>to producido na nosa contorna, en terreos cuxo uso agrícola non é o primordial e baixo uns estándares de calidade máximos respeitando a nosa <text:s/>imaxe de marca. Para <text:change text:change-id="ct140603221598384"/><text:change-start text:change-id="ct140603221597808"/><text:span text:style-name="T28">desenvolver</text:span><text:change-end text:change-id="ct140603221597808"/> esta estratexia debemos facer labores comerciáis. </text:p>
            <text:p text:style-name="P7">- Dar a coñecer os nosos obxectivos sociáis a parte dos meramente comerciáis. </text:p>
            <text:p text:style-name="P7">- Incidir na importancia do trato de proximidade co cliente ofrencendo prezos competitivos polo produ<text:change text:change-id="ct140603221580608"/>to de gran calidade que terán e sendo próximos nas necesidades dos clientes e na entrega dos produ<text:change text:change-id="ct140603250019040"/>tos.</text:p>
            <text:p text:style-name="P7">- Trataremos tamén de expandir a nosa rede de produ<text:change text:change-id="ct140603249626816"/>tores a nivel local, organizando obradoiros e asesoramento para poñer en marcha produ<text:change text:change-id="ct140603250744944"/>tiva a nosa terra e estando visibéis organizando eventos como degustacións, catas, mercadillos, charlas etc buscando difundir a idea do asociacionismo e noso posicionamento á marxe das grandes produ<text:change text:change-id="ct140603249828192"/>toras e distribuidoras de alimentos.</text:p>
            <text:p text:style-name="P7"/>
            <text:p text:style-name="P7"/>
            <text:p text:style-name="P7"/>
            <text:p text:style-name="P7"/>
            <text:p text:style-name="P16"/>
            <text:p text:style-name="P16"/>
            <text:p text:style-name="P16"/>
            <text:p text:style-name="P16"><text:soft-page-break/></text:p>
            <text:p text:style-name="P16"/>
            <text:p text:style-name="P16">Estratexia, segundo ano…</text:p>
            <text:p text:style-name="P16"/>
            <text:p text:style-name="P8">- Consolidar o número de produ<text:change text:change-id="ct140603249885504"/>tores asociados. Máis produ<text:change text:change-id="ct140603249930448"/>tores asociados fai que o número de usuarios da nosa plataforma medre, tomando como usuarios da plataforma a productores e consumidores.</text:p>
            <text:p text:style-name="P8">- Ofrecer diferentes servizos a diferentes tipos de clientes. Como consecuencia de que a nosa carteira de <text:span text:style-name="T2">usuarios</text:span> medre existirá máis stock que se pode vende<text:span text:style-name="T2">r a clientes máis grandes como negocios de hostalaría baixo outras condicións. Creación de grupos de consumo, diversificación nas ofertas de entrega de produ</text:span><text:change text:change-id="ct140603250808992"/><text:span text:style-name="T2">tos, promocións etc.</text:span></text:p>
            <text:p text:style-name="P7">- <text:span text:style-name="T2">Pequena expansión tentando adherir á nosa plataforma a produ</text:span><text:change text:change-id="ct140603250915200"/><text:span text:style-name="T2">tores do concello e a contorna aumentando así tamén o radio de alcance das entregas de certos productos</text:span></text:p>
            <text:p text:style-name="P7">- <text:span text:style-name="T2">Promover con diferentes administracións públicas a visibilidade da nosa plataforma e introducir as nosas prácticas en colectivos alleos como poden ser os escolares por medio de actividades.</text:span></text:p>
            <text:p text:style-name="P16"/>
            <text:p text:style-name="P16">Estratexia, terceiro ano…</text:p>
            <text:p text:style-name="P16"/>
            <text:p text:style-name="P9">- <text:span text:style-name="T2">Expansión maior. Sectorizando o territorio creando nodos de produ</text:span><text:change text:change-id="ct140603250942800"/><text:span text:style-name="T2">ción e distribución en diferentes zonas das Rías Baixas. Isto implica diversificar stocks por un lado (xa que o que se da ben e abunda nunha terra do concello de Valga pode diferir do que se dea ben nunha terra do concello de Tomiño). Tamén implica cubrir novas zonas e chegar a máis consumidores.</text:span></text:p>
            <text:p text:style-name="P9">- <text:span text:style-name="T2">Aumentar e diversificar o tipo de productos ofrecidos abrindo a nosa plataforma a produ</text:span><text:change text:change-id="ct140603251001840"/><text:span text:style-name="T2">tores de productos procesados, léase queixo, ovos, carne, marmeladas etc. apostando por innovar en técnicas de procesado dos productos que os nosos usuarios obteñen e poñendoos no mercado.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11"/>
      <text:p text:style-name="P15"/>
      <text:p text:style-name="Horizontal_20_Line"><text:change-start text:change-id="ct140603251152976"/></text:p>
      <text:p text:style-name="Text_20_body"/>
      <text:p text:style-name="P57">Olá, Adrián,</text:p>
      <text:p text:style-name="P57"/>
      <text:p text:style-name="P57"><text:change-end text:change-id="ct140603251152976"/><text:change-start text:change-id="ct140603252522144"/>Levas muita razão em que há grande potencialidade na ideia de negócio que propões. Tanto a maior preocupação <text:change-end text:change-id="ct140603252522144"/><text:change-start text:change-id="ct140603253765584"/>pela saúde, por produtos biológicos e de cercania, como a grande quantidade <text:span text:style-name="T29">de fincas disponíveis e que não estão a ser rendíveis no nosso país, </text:span><text:change-end text:change-id="ct140603253765584"/><text:change-start text:change-id="ct140603256848624"/><text:span text:style-name="T29">parece que há uma grande oportunidade para lev</text:span><text:change-end text:change-id="ct140603256848624"/><text:change-start text:change-id="ct140603257268496"/><text:span text:style-name="T29">á-la adiante. O que deverias fixar-te mais é no que já está a se fazer agora mesmo no relativo à intermediação entre produtores e consumidores. Há também alternativas como </text:span><text:change-end text:change-id="ct140603257268496"/><text:change-start text:change-id="ct140603259493072"/><text:span text:style-name="T29">as das cooperativas de consumo (Árbore, </text:span><text:span text:style-name="T30">Zocaminhoca…</text:span><text:span text:style-name="T29">) que podem resultar interessantes para a tua ideia.</text:span></text:p>
      <text:p text:style-name="P57"/>
      <text:p text:style-name="P58">Boa sequenciação dos obj<text:change-end text:change-id="ct140603259493072"/><text:change-start text:change-id="ct140603261551872"/>etivos e das estrategias. Parabéns, segue adiante e começa a estudar bem as possibilidades desta ideia.</text:p>
      <text:p text:style-name="P58">Saúdações,</text:p>
      <text:p text:style-name="P58"/>
      <text:p text:style-name="P58">Sérgio Nunes<text:change-end text:change-id="ct1406032615518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04288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04288" style:font-size-asian="14pt" style:font-size-complex="14pt"/>
    </style:style>
    <style:style style:name="MP3" style:family="paragraph" style:parent-style-name="Text_20_body">
      <style:paragraph-properties fo:text-align="end" style:justify-single-word="false"/>
    </style:style>
    <style:style style:name="MP4" style:family="paragraph">
      <loext:graphic-properties draw:fill="solid" draw:fill-color="#111111"/>
      <style:paragraph-properties fo:text-align="center"/>
    </style:style>
    <style:style style:name="MP5" style:family="paragraph" style:parent-style-name="Footer">
      <style:paragraph-properties fo:text-align="end" style:justify-single-word="false"/>
      <style:text-properties fo:font-size="9pt" officeooo:paragraph-rsid="000d5855" style:font-size-asian="9pt" style:font-size-complex="9pt"/>
    </style:style>
    <style:style style:name="MP6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1f0cb" style:font-size-asian="14pt" style:font-weight-asian="bold" style:font-size-complex="14pt" style:font-weight-complex="bold"/>
    </style:style>
    <style:style style:name="MP7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1f0cb" style:font-size-asian="14pt" style:font-size-complex="14pt"/>
    </style:style>
    <style:style style:name="MP8" style:family="paragraph" style:parent-style-name="Text_20_body">
      <style:paragraph-properties fo:text-align="end" style:justify-single-word="false"/>
    </style:style>
    <style:style style:name="MP9" style:family="paragraph" style:parent-style-name="Footer">
      <style:paragraph-properties fo:text-align="end" style:justify-single-word="false"/>
      <style:text-properties fo:font-size="9pt" officeooo:paragraph-rsid="000ef58c" style:font-size-asian="9pt" style:font-size-complex="9pt"/>
    </style:style>
    <style:style style:name="MT1" style:family="text">
      <style:text-properties fo:font-variant="normal" fo:text-transform="none" fo:color="#000000" style:font-name="FreeSans" fo:letter-spacing="normal" fo:font-style="normal" style:text-underline-style="none"/>
    </style:style>
    <style:style style:name="MT2" style:family="text">
      <style:text-properties fo:font-variant="normal" fo:text-transform="none" fo:color="#000000" style:font-name="FreeSans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fo:font-variant="normal" fo:text-transform="none" fo:color="#000000" style:font-name="Liberation Sans" fo:font-size="10pt" fo:letter-spacing="normal" fo:font-style="normal" style:text-underline-style="none" officeooo:rsid="001b2fe9" style:font-size-asian="10pt" style:font-size-complex="10pt"/>
    </style:style>
    <style:style style:name="MT4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MT5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style style:name="MT6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MT7" style:family="text">
      <style:text-properties style:font-name="FreeSans" fo:font-weight="normal" officeooo:rsid="000e3434" style:font-weight-asian="normal" style:font-weight-complex="normal"/>
    </style:style>
    <style:style style:name="MT8" style:family="text">
      <style:text-properties style:font-name="Liberation Sans" fo:font-weight="normal" officeooo:rsid="000e3434" style:font-weight-asian="normal" style:font-weight-complex="normal"/>
    </style:style>
    <style:style style:name="MT9" style:family="text">
      <style:text-properties style:font-name="Liberation Sans" fo:font-weight="normal" officeooo:rsid="000d5855" style:font-weight-asian="normal" style:font-weight-complex="normal"/>
    </style:style>
    <style:style style:name="MT10" style:family="text">
      <style:text-properties style:font-name="Liberation Sans" fo:font-weight="normal" officeooo:rsid="000d4354" style:font-weight-asian="normal" style:font-weight-complex="normal"/>
    </style:style>
    <style:style style:name="MT11" style:family="text">
      <style:text-properties style:font-name="Liberation Sans" fo:font-weight="normal" style:font-weight-asian="normal" style:font-weight-complex="normal"/>
    </style:style>
    <style:style style:name="MT12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MT13" style:family="text">
      <style:text-properties fo:font-variant="normal" fo:text-transform="none" fo:color="#000000" style:font-name="Liberation Sans" fo:font-size="10pt" fo:letter-spacing="normal" fo:font-style="normal" style:text-underline-style="none" fo:font-weight="normal" officeooo:rsid="001b2fe9" style:font-size-asian="10pt" style:font-weight-asian="normal" style:font-size-complex="10pt" style:font-weight-complex="normal"/>
    </style:style>
    <style:style style:name="MT14" style:family="text">
      <style:text-properties style:font-name="Liberation Sans" fo:font-size="10pt" fo:font-style="italic" fo:font-weight="normal" officeooo:rsid="000e3434" style:font-size-asian="10pt" style:font-style-asian="italic" style:font-weight-asian="normal" style:font-size-complex="10pt" style:font-style-complex="italic" style:font-weight-complex="normal"/>
    </style:style>
    <style:style style:name="MT15" style:family="text">
      <style:text-properties style:font-name="FreeSans" fo:font-size="10pt" fo:font-weight="normal" officeooo:rsid="000e3434" style:font-size-asian="10pt" style:font-weight-asian="normal" style:font-size-complex="10pt" style:font-weight-complex="normal"/>
    </style:style>
    <style:style style:name="MT16" style:family="text">
      <style:text-properties style:font-name="Liberation Sans" fo:font-size="10pt" fo:font-weight="normal" officeooo:rsid="000e3434" style:font-size-asian="10pt" style:font-weight-asian="normal" style:font-size-complex="10pt" style:font-weight-complex="normal"/>
    </style:style>
    <style:style style:name="MT17" style:family="text">
      <style:text-properties style:font-name="Liberation Sans" fo:font-size="10pt" fo:font-weight="normal" officeooo:rsid="000d5855" style:font-size-asian="10pt" style:font-weight-asian="normal" style:font-size-complex="10pt" style:font-weight-complex="normal"/>
    </style:style>
    <style:style style:name="MT18" style:family="text">
      <style:text-properties style:font-name="Liberation Sans" fo:font-size="10pt" fo:font-weight="normal" officeooo:rsid="000d4354" style:font-size-asian="10pt" style:font-weight-asian="normal" style:font-size-complex="10pt" style:font-weight-complex="normal"/>
    </style:style>
    <style:style style:name="MT19" style:family="text">
      <style:text-properties style:font-name="Liberation Sans" fo:font-size="10pt" fo:font-weight="normal" officeooo:rsid="0010eb7e" style:font-size-asian="10pt" style:font-weight-asian="normal" style:font-size-complex="10pt" style:font-weight-complex="normal"/>
    </style:style>
    <style:style style:name="MT20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Mgr1" style:family="graphic">
      <style:graphic-properties svg:stroke-width="0.019cm" svg:stroke-color="#000000" draw:marker-start-width="0.383cm" draw:marker-end-width="0.383cm" draw:fill="solid" draw:fill-color="#111111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6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649cm" fo:margin-left="3cm" fo:margin-right="3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p text:style-name="MP3"><draw:line text:anchor-type="paragraph" draw:z-index="2" draw:style-name="Mgr1" draw:text-style-name="MP4" svg:x1="0.095cm" svg:y1="0.543cm" svg:x2="14.952cm" svg:y2="0.543cm"><text:p/></draw:line><draw:line text:anchor-type="paragraph" draw:z-index="8" draw:style-name="Mgr1" draw:text-style-name="MP4" svg:x1="0.095cm" svg:y1="0.543cm" svg:x2="14.952cm" svg:y2="0.543cm"><text:p/></draw:line><draw:line text:anchor-type="paragraph" draw:z-index="11" draw:style-name="Mgr1" draw:text-style-name="MP4" svg:x1="0.095cm" svg:y1="0.543cm" svg:x2="14.952cm" svg:y2="0.543cm"><text:p/></draw:line><draw:line text:anchor-type="paragraph" draw:z-index="14" draw:style-name="Mgr1" draw:text-style-name="MP4" svg:x1="0.095cm" svg:y1="0.543cm" svg:x2="14.952cm" svg:y2="0.543cm"><text:p/></draw:line><text:span text:style-name="MT3">A iniciativa emprendedora</text:span><text:span text:style-name="MT4">_</text:span><text:span text:style-name="MT5">UD</text:span><text:span text:style-name="MT4">01</text:span></text:p>
      </style:header>
      <style:footer>
        <text:p text:style-name="MP5"><text:span text:style-name="MT6">_ Adrián Álvarez Lois _</text:span><text:span text:style-name="MT7"><text:tab/><text:tab/> </text:span><text:span text:style-name="MT8"><text:s text:c="2"/></text:span><text:span text:style-name="MT9">EIE_UD</text:span><text:span text:style-name="MT10">0</text:span><text:span text:style-name="MT9">1</text:span><text:span text:style-name="MT10">_</text:span><text:span text:style-name="MT9">TAREFA_apt03_</text:span><text:span text:style-name="MT11"> </text:span><text:span text:style-name="MT12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h text:style-name="MP6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7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8" text:outline-level="2"><draw:line text:anchor-type="paragraph" draw:z-index="5" draw:style-name="Mgr1" draw:text-style-name="MP4" svg:x1="0.095cm" svg:y1="0.543cm" svg:x2="14.952cm" svg:y2="0.543cm"><text:p/></draw:line><draw:line text:anchor-type="paragraph" draw:z-index="4" draw:style-name="Mgr1" draw:text-style-name="MP4" svg:x1="0.095cm" svg:y1="0.543cm" svg:x2="14.952cm" svg:y2="0.543cm"><text:p/></draw:line><draw:line text:anchor-type="paragraph" draw:z-index="3" draw:style-name="Mgr1" draw:text-style-name="MP4" svg:x1="0.095cm" svg:y1="0.543cm" svg:x2="14.952cm" svg:y2="0.543cm"><text:p/></draw:line><draw:line text:anchor-type="paragraph" draw:z-index="15" draw:style-name="Mgr1" draw:text-style-name="MP4" svg:x1="0.095cm" svg:y1="0.543cm" svg:x2="14.952cm" svg:y2="0.543cm"><text:p/></draw:line><text:span text:style-name="MT13">A iniciativa emprendedora</text:span><text:span text:style-name="MT4">_</text:span><text:span text:style-name="MT5">UD</text:span><text:span text:style-name="MT4">01</text:span></text:h>
      </style:header>
      <style:footer>
        <text:p text:style-name="MP9"><text:span text:style-name="MT14">_ Adrián Álvarez Lois _</text:span><text:span text:style-name="MT15"><text:tab/><text:tab/> </text:span><text:span text:style-name="MT16"><text:s text:c="2"/></text:span><text:span text:style-name="MT17">EIE_UD</text:span><text:span text:style-name="MT18">0</text:span><text:span text:style-name="MT17">1</text:span><text:span text:style-name="MT18">_</text:span><text:span text:style-name="MT17">TAREFA_apt0</text:span><text:span text:style-name="MT19">3</text:span><text:span text:style-name="MT17">_</text:span><text:span text:style-name="MT20"> </text:span><text:span text:style-name="MT12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0:05:27.20</meta:creation-date>
    <meta:editing-cycles>1</meta:editing-cycles>
    <meta:editing-duration>P0D</meta:editing-duration>
    <meta:generator>LibreOffice/5.1.1.3$MacOSX_X86_64 LibreOffice_project/89f508ef3ecebd2cfb8e1def0f0ba9a803b88a6d</meta:generator>
    <meta:document-statistic meta:table-count="6" meta:image-count="0" meta:object-count="0" meta:page-count="4" meta:paragraph-count="155" meta:word-count="1423" meta:character-count="9258" meta:non-whitespace-character-count="7892"/>
    <meta:user-defined meta:name="Información 1"/>
    <meta:user-defined meta:name="Información 2"/>
    <meta:user-defined meta:name="Información 3"/>
    <meta:user-defined meta:name="Información 4"/>
  </office:meta>
</office:document-meta>
</file>